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03.95pt"/>
    </style:style>
    <style:style style:name="co3" style:family="table-column">
      <style:table-column-properties fo:break-before="auto" style:column-width="242.11pt"/>
    </style:style>
    <style:style style:name="co4" style:family="table-column">
      <style:table-column-properties fo:break-before="auto" style:column-width="323.86pt"/>
    </style:style>
    <style:style style:name="co5" style:family="table-column">
      <style:table-column-properties fo:break-before="auto" style:column-width="645.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9.25pt" fo:break-before="auto" style:use-optimal-row-height="false"/>
    </style:style>
    <style:style style:name="ro4" style:family="table-row">
      <style:table-row-properties style:row-height="17.26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Infrastructure_20_Risk_20_Estimates">
      <style:table-properties table:display="true" style:writing-mode="lr-tb"/>
    </style:style>
    <style:style style:name="ta3" style:family="table" style:master-page-name="PageStyle_5f_Service_20_Delivery_20_Risk_20_Estimates">
      <style:table-properties table:display="true" style:writing-mode="lr-tb"/>
    </style:style>
    <style:style style:name="ta4" style:family="table" style:master-page-name="PageStyle_5f_Application_20_Risk_20_Extimates">
      <style:table-properties table:display="true" style:writing-mode="lr-tb"/>
    </style:style>
    <style:style style:name="ta5" style:family="table" style:master-page-name="PageStyle_5f_Ransomware_20__26__20_BEC_20_Estimates">
      <style:table-properties table:display="true" style:writing-mode="lr-tb"/>
    </style:style>
    <style:style style:name="ta6" style:family="table" style:master-page-name="PageStyle_5f_Helpful_20_Resources">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9fc5e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none"/>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25">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25">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3">
      <style:table-cell-properties fo:background-color="#d9d9d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5">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25">
      <style:table-cell-properties fo:background-color="#fff2cc" style:rotation-align="non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d9d9d9"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d9d9d9" fo:border="none" style:rotation-align="non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2cc" style:rotation-align="non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5">
      <style:table-cell-properties fo:background-color="#f4cccc" style:rotation-align="non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5">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125">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9fc5e8"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26">
      <style:table-cell-properties fo:background-color="#f4cccc"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5" style:family="table-cell" style:parent-style-name="Default" style:data-style-name="N126">
      <style:table-cell-properties style:rotation-align="non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26">
      <style:table-cell-properties fo:background-color="#f4cccc" style:rotation-align="none"/>
      <style:text-properties fo:color="#98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8"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4">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26">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26">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125">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5" style:family="table-cell" style:parent-style-name="Default" style:data-style-name="N4">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26">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125">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5">
      <style:table-cell-properties fo:background-color="#f4cccc" style:rotation-align="non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data-style-name="N126">
      <style:table-cell-properties fo:background-color="#f4cccc" style:rotation-align="non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125">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fo:background-color="#cfe2f3"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data-style-name="N125">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rotation-align="none"/>
      <style:text-properties fo:color="#98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9fc5e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Slack-Lato" fo:font-size="11pt" fo:font-style="normal" fo:text-shadow="none" style:text-underline-style="solid" style:text-underline-width="auto" style:text-underline-color="font-color" fo:font-weight="normal" style:font-size-asian="11pt" style:font-style-asian="normal" style:font-weight-asian="normal" style:font-name-complex="Slack-Lato" style:font-size-complex="11pt" style:font-style-complex="normal" style:font-weight-complex="normal"/>
    </style:style>
    <style:style style:name="ce8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6.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2"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18">
            <text:p/>
            <text:p>I developed this worksheet to help IT personnel in smaller orgs start a conversation with the business to get buy-in on security concepts. The goal is to ensure your exec team and board of directors understands there is a <text:span text:style-name="T1">non-zero dollar amount </text:span>associated with NOT securing your organization and to help quantify risk in a monetary sense.</text:p>
            <text:p/>
            <text:p>Larger groups/orgs can also use these worksheets to understand the impact an incident has on productivity and estimate the costs associated at scale.</text:p>
            <text:p/>
            <text:p>Have questions or feedback? Email me at carlota.sage@tullesoftware.com.</text:p>
            <text:p/>
            <text:p/>
            <text:p>*****</text:p>
            <text:p/>
            <text:p/>
            <text:p><text:span text:style-name="T2">To use, enter your information in the PURPLE boxes - the yellow and red boxes will automatically populate.</text:span></text:p>
            <text:p><text:span text:style-name="T2"/></text:p>
            <text:p>You can adjust columns for different roles/groups to suit your organization, just make sure to update the formulae. Check the notes on boxes for citations or further information.</text:p>
            <text:p/>
            <text:p>I've tried to be fairly conservative with estimates. If you get some pushback on the numbers, that's okay. Work with your finance/leadership team to get to a baseline on which everyone agrees.</text:p>
            <text:p/>
          </table:table-cell>
          <table:covered-table-cell table:number-columns-repeated="7"/>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2" table:number-rows-repeated="1048557">
          <table:table-cell table:number-columns-repeated="1024"/>
        </table:table-row>
        <table:table-row table:style-name="ro2">
          <table:table-cell table:number-columns-repeated="1024"/>
        </table:table-row>
      </table:table>
      <table:table table:name="Infrastructure Risk Estimates" table:style-name="ta2">
        <table:table-column table:style-name="co2" table:number-columns-repeated="6" table:default-cell-style-name="Default"/>
        <table:table-column table:style-name="co1" table:number-columns-repeated="1018" table:default-cell-style-name="Default"/>
        <table:table-row table:style-name="ro1">
          <table:table-cell table:style-name="ce2" office:value-type="string" calcext:value-type="string" table:number-columns-spanned="14" table:number-rows-spanned="1">
            <text:p>Productivity Loss Estimates</text:p>
          </table:table-cell>
          <table:covered-table-cell table:number-columns-repeated="13"/>
          <table:table-cell table:style-name="ce5" table:number-columns-repeated="13"/>
          <table:table-cell table:number-columns-repeated="997"/>
        </table:table-row>
        <table:table-row table:style-name="ro1">
          <table:table-cell table:style-name="ce3" table:number-columns-repeated="6"/>
          <table:table-cell table:style-name="ce5" table:number-columns-repeated="21"/>
          <table:table-cell table:number-columns-repeated="997"/>
        </table:table-row>
        <table:table-row table:style-name="ro1">
          <table:table-cell table:style-name="ce4" office:value-type="string" calcext:value-type="string" table:number-columns-spanned="5" table:number-rows-spanned="1">
            <text:p>Tiered Producitivity Loss</text:p>
          </table:table-cell>
          <table:covered-table-cell table:number-columns-repeated="4"/>
          <table:table-cell table:style-name="ce32"/>
          <table:table-cell table:style-name="ce5"/>
          <table:table-cell table:style-name="ce34" office:value-type="string" calcext:value-type="string" table:number-columns-spanned="7" table:number-rows-spanned="9">
            <text:p><text:span text:style-name="T2">Productivity loss stems from loss of access to resources to do expected work, or being diverted from expected work in order to address or mitigate an incident.</text:span></text:p>
            <text:p/>
            <text:p>You can band this out by salary, organization, region, or by what is meaningful to your organization. Operational Overhead doesn't change when the productivity is lost and is not included in this estimate. If you choose to include it, only include it in the productivity lost section and be mindful not to count it again in the response cost.</text:p>
            <text:p/>
          </table:table-cell>
          <table:covered-table-cell table:number-columns-repeated="6"/>
          <table:table-cell table:style-name="ce5" table:number-columns-repeated="13"/>
          <table:table-cell table:number-columns-repeated="997"/>
        </table:table-row>
        <table:table-row table:style-name="ro1">
          <table:table-cell table:style-name="ce5"/>
          <table:table-cell table:style-name="ce3"/>
          <table:table-cell table:style-name="ce3" office:value-type="string" calcext:value-type="string">
            <text:p>Salary Band 1</text:p>
          </table:table-cell>
          <table:table-cell table:style-name="ce3" office:value-type="string" calcext:value-type="string">
            <text:p>Salary Band 2</text:p>
          </table:table-cell>
          <table:table-cell table:style-name="ce3" office:value-type="string" calcext:value-type="string">
            <text:p>Salary Band 3</text:p>
          </table:table-cell>
          <table:table-cell table:style-name="ce3" office:value-type="string" calcext:value-type="string">
            <text:p>Salary Band 4</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1" draw:text-style-name="P2" svg:width="415.79pt" svg:height="71.97pt" svg:x="115.2pt" svg:y="86.26pt" draw:caption-point-x="92.41pt" draw:caption-point-y="-22.99pt">
              <dc:date>2020-04-22T00:00:00</dc:date>
              <text:p text:style-name="P1">This can be the total number of employees in an organization or on a specific team. Add as many columns as you see fit. </text:p>
              <text:p text:style-name="P1"/>
              <text:p text:style-name="P1">Keep it as simple as reasonably possible.</text:p>
            </office:annotation>
            <text:p>Number of Employees</text:p>
          </table:table-cell>
          <table:covered-table-cell/>
          <table:table-cell table:style-name="ce15" office:value-type="float" office:value="45" calcext:value-type="float">
            <text:p>45</text:p>
          </table:table-cell>
          <table:table-cell table:style-name="ce15" office:value-type="float" office:value="20" calcext:value-type="float">
            <text:p>20</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2" draw:text-style-name="P2" svg:width="415.79pt" svg:height="40.51pt" svg:x="115.2pt" svg:y="101.99pt" draw:caption-point-x="92.41pt" draw:caption-point-y="-22.96pt">
              <dc:date>2020-04-22T00:00:00</dc:date>
              <text:p text:style-name="P1">Work with your HR or CFO to get these numbers</text:p>
            </office:annotation>
            <text:p>Average Salary per Year</text:p>
          </table:table-cell>
          <table:covered-table-cell/>
          <table:table-cell table:style-name="ce16" office:value-type="float" office:value="50000" calcext:value-type="float">
            <text:p>$50,000</text:p>
          </table:table-cell>
          <table:table-cell table:style-name="ce16" office:value-type="float" office:value="100000" calcext:value-type="float">
            <text:p>$100,000</text:p>
          </table:table-cell>
          <table:table-cell table:style-name="ce16" office:value-type="float" office:value="150000" calcext:value-type="float">
            <text:p>$150,000</text:p>
          </table:table-cell>
          <table:table-cell table:style-name="ce16" office:value-type="float" office:value="250000" calcext:value-type="float">
            <text:p>$250,000</text:p>
          </table:table-cell>
          <table:table-cell table:style-name="ce5"/>
          <table:covered-table-cell table:number-columns-repeated="7"/>
          <table:table-cell table:style-name="ce5" table:number-columns-repeated="13"/>
          <table:table-cell table:number-columns-repeated="997"/>
        </table:table-row>
        <table:table-row table:style-name="ro3">
          <table:table-cell table:style-name="ce7" office:value-type="string" calcext:value-type="string" table:number-columns-spanned="2" table:number-rows-spanned="1">
            <office:annotation draw:style-name="gr3" draw:text-style-name="P2" svg:width="415.79pt" svg:height="90pt" svg:x="115.2pt" svg:y="131.24pt" draw:caption-point-x="92.41pt" draw:caption-point-y="-36.48pt">
              <dc:date>2020-04-22T00:00:00</dc:date>
              <text:p text:style-name="P1">How much time you estimate workers at each level to have been prevented or diverted from doing their usual work</text:p>
              <text:p text:style-name="P1"/>
              <text:p text:style-name="P1">This does not take into account impact to projects delayed by diverting resources for a security event</text:p>
              <text:p text:style-name="P1"/>
              <text:p text:style-name="P1"/>
            </office:annotation>
            <text:p>Productivity lost or diverted (minutes)</text:p>
          </table:table-cell>
          <table:covered-table-cell/>
          <table:table-cell table:number-columns-repeated="4" table:style-name="ce15" office:value-type="float" office:value="60" calcext:value-type="float">
            <text:p>60</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6" table:number-columns-spanned="2" table:number-rows-spanned="1"/>
          <table:covered-table-cell/>
          <table:table-cell table:style-name="ce17" table:number-columns-repeated="4"/>
          <table:table-cell table:style-name="ce5"/>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4" draw:text-style-name="P2" svg:width="415.79pt" svg:height="137.25pt" svg:x="115.2pt" svg:y="162.74pt" draw:caption-point-x="92.41pt" draw:caption-point-y="-22.96pt">
              <dc:date>2020-04-22T00:00:00</dc:date>
              <text:p text:style-name="P1">Assumptions: </text:p>
              <text:p text:style-name="P1"><text:s/>40 hour work week * 4 work weeks/month * 10 work months/year</text:p>
              <text:p text:style-name="P1"><text:s/>= 1600 work hours/year</text:p>
              <text:p text:style-name="P1"><text:s/>= 96,000 work minutes/year</text:p>
              <text:p text:style-name="P1"/>
              <text:p text:style-name="P1">Formula:</text:p>
              <text:p text:style-name="P1">(# Employees) * (Salary/Employee Year) / 96k minutes</text:p>
              <text:p text:style-name="P1"><text:s/></text:p>
            </office:annotation>
            <text:p>Cost of Labor per Minute</text:p>
          </table:table-cell>
          <table:covered-table-cell/>
          <table:table-cell table:style-name="ce18" table:formula="of:=[.C5]*[.C6]/96000" office:value-type="float" office:value="23.4375" calcext:value-type="float">
            <text:p>$23</text:p>
          </table:table-cell>
          <table:table-cell table:style-name="ce18" table:formula="of:=[.D5]*[.D6]/96000" office:value-type="float" office:value="20.8333333333333" calcext:value-type="float">
            <text:p>$21</text:p>
          </table:table-cell>
          <table:table-cell table:style-name="ce18" table:formula="of:=[.E5]*[.E6]/96000" office:value-type="float" office:value="4.6875" calcext:value-type="float">
            <text:p>$5</text:p>
          </table:table-cell>
          <table:table-cell table:style-name="ce18" table:formula="of:=[.F5]*[.F6]/96000" office:value-type="float" office:value="5.20833333333333" calcext:value-type="float">
            <text:p>$5</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5" draw:text-style-name="P2" svg:width="415.79pt" svg:height="42.75pt" svg:x="115.2pt" svg:y="178.5pt" draw:caption-point-x="92.41pt" draw:caption-point-y="-22.99pt">
              <dc:date>2020-04-22T00:00:00</dc:date>
              <text:p text:style-name="P1">Formula: <text:s/>(Cost of Labor per Minute) * (Minutes per Day saved)</text:p>
              <text:p text:style-name="P1"/>
            </office:annotation>
            <text:p>Productivity lost</text:p>
          </table:table-cell>
          <table:covered-table-cell/>
          <table:table-cell table:style-name="ce19" table:formula="of:=[.C9]*[.C7]" office:value-type="float" office:value="1406.25" calcext:value-type="float">
            <text:p>$1,406</text:p>
          </table:table-cell>
          <table:table-cell table:style-name="ce19" table:formula="of:=[.D9]*[.D7]" office:value-type="float" office:value="1250" calcext:value-type="float">
            <text:p>$1,250</text:p>
          </table:table-cell>
          <table:table-cell table:style-name="ce19" table:formula="of:=[.E9]*[.E7]" office:value-type="float" office:value="281.25" calcext:value-type="float">
            <text:p>$281</text:p>
          </table:table-cell>
          <table:table-cell table:style-name="ce19" table:formula="of:=[.F9]*[.F7]" office:value-type="float" office:value="312.5" calcext:value-type="float">
            <text:p>$313</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8" office:value-type="string" calcext:value-type="string" table:number-columns-spanned="2" table:number-rows-spanned="1">
            <office:annotation draw:style-name="gr5" draw:text-style-name="P2" svg:width="415.79pt" svg:height="42.75pt" svg:x="115.2pt" svg:y="194.26pt" draw:caption-point-x="92.41pt" draw:caption-point-y="-22.99pt">
              <dc:date>2020-04-22T00:00:00</dc:date>
              <text:p text:style-name="P1">Efficiency savings for T1 + T2 + T3</text:p>
              <text:p text:style-name="P1"/>
            </office:annotation>
            <text:p>Total Producitivity Loss due to Incident</text:p>
          </table:table-cell>
          <table:covered-table-cell/>
          <table:table-cell table:style-name="ce20" table:number-columns-spanned="2" table:number-rows-spanned="1"/>
          <table:covered-table-cell/>
          <table:table-cell table:style-name="ce30"/>
          <table:table-cell table:style-name="ce33" table:formula="of:=SUM([.C10:.F10])" office:value-type="float" office:value="3250" calcext:value-type="float">
            <text:p>$3,250</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9"/>
          <table:table-cell table:style-name="ce14" table:number-columns-repeated="3"/>
          <table:table-cell table:style-name="ce31" table:number-columns-repeated="2"/>
          <table:table-cell table:style-name="ce5" table:number-columns-repeated="21"/>
          <table:table-cell table:number-columns-repeated="997"/>
        </table:table-row>
        <table:table-row table:style-name="ro1">
          <table:table-cell table:style-name="ce2" office:value-type="string" calcext:value-type="string" table:number-columns-spanned="14" table:number-rows-spanned="1">
            <text:p>Incident Response Estimates</text:p>
          </table:table-cell>
          <table:covered-table-cell table:number-columns-repeated="13"/>
          <table:table-cell table:style-name="ce5" table:number-columns-repeated="13"/>
          <table:table-cell table:number-columns-repeated="997"/>
        </table:table-row>
        <table:table-row table:style-name="ro1">
          <table:table-cell table:style-name="ce10" table:number-columns-repeated="11"/>
          <table:table-cell table:style-name="ce5" table:number-columns-repeated="16"/>
          <table:table-cell table:number-columns-repeated="997"/>
        </table:table-row>
        <table:table-row table:style-name="ro1">
          <table:table-cell table:style-name="ce4" office:value-type="string" calcext:value-type="string" table:number-columns-spanned="5" table:number-rows-spanned="1">
            <text:p>Incident Response Costs</text:p>
          </table:table-cell>
          <table:covered-table-cell table:number-columns-repeated="4"/>
          <table:table-cell table:style-name="ce32"/>
          <table:table-cell table:style-name="ce10"/>
          <table:table-cell/>
          <table:table-cell table:style-name="ce37" table:number-columns-repeated="6"/>
          <table:table-cell table:style-name="ce5" table:number-columns-repeated="13"/>
          <table:table-cell table:number-columns-repeated="997"/>
        </table:table-row>
        <table:table-row table:style-name="ro1">
          <table:table-cell table:style-name="ce5"/>
          <table:table-cell table:style-name="ce3"/>
          <table:table-cell table:style-name="ce3" office:value-type="string" calcext:value-type="string">
            <text:p>Help Desk</text:p>
          </table:table-cell>
          <table:table-cell table:style-name="ce3" office:value-type="string" calcext:value-type="string">
            <text:p>Network Engineer</text:p>
          </table:table-cell>
          <table:table-cell table:style-name="ce3" office:value-type="string" calcext:value-type="string">
            <text:p>Security Analyist</text:p>
          </table:table-cell>
          <table:table-cell table:style-name="ce3" office:value-type="string" calcext:value-type="string">
            <text:p>Exec/Legal</text:p>
          </table:table-cell>
          <table:table-cell table:style-name="ce10"/>
          <table:table-cell table:style-name="ce35" office:value-type="string" calcext:value-type="string" table:number-columns-spanned="7" table:number-rows-spanned="8">
            <text:p>Add the costs of responding to a Security Incident to productivity los</text:p>
            <text:p/>
            <text:p><text:span text:style-name="T3">Being diverted from regular work to address an incident arguably costs a company twice as much or more; the expected work still needs to be done and the productivity is indeed lost, while the work done to mitigate an incident costs the organization those hours and possibly overtime. This will be especially impactful to Help Desk, IT and InfoSec teams.</text:span></text:p>
            <text:p><text:span text:style-name="T3"/></text:p>
            <text:p><text:span text:style-name="T3">Understanding how much a security incident costs in addition to the productivity lost by the organization can help justify preventive maintenance, training, knowledge organization subscriptions or tools.</text:span></text:p>
          </table:table-cell>
          <table:covered-table-cell table:number-columns-repeated="6"/>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6" draw:text-style-name="P2" svg:width="415.79pt" svg:height="58.51pt" svg:x="115.2pt" svg:y="288.74pt" draw:caption-point-x="92.41pt" draw:caption-point-y="-22.96pt">
              <dc:date>2020-04-22T00:00:00</dc:date>
              <text:p text:style-name="P1">This can be the total number of employees in an organization or on a specific team. Add as many columns as you see fit. </text:p>
              <text:p text:style-name="P1"/>
              <text:p text:style-name="P1">Keep it as simple as reasonably possible.</text:p>
            </office:annotation>
            <text:p>Number of Employees</text:p>
          </table:table-cell>
          <table:covered-table-cell/>
          <table:table-cell table:style-name="ce15" office:value-type="float" office:value="3" calcext:value-type="float">
            <text:p>3</text:p>
          </table:table-cell>
          <table:table-cell table:number-columns-repeated="2" table:style-name="ce15" office:value-type="float" office:value="1" calcext:value-type="float">
            <text:p>1</text:p>
          </table:table-cell>
          <table:table-cell table:style-name="ce15" office:value-type="float" office:value="2" calcext:value-type="float">
            <text:p>2</text:p>
          </table:table-cell>
          <table:table-cell/>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7" draw:text-style-name="P2" svg:width="415.79pt" svg:height="26.99pt" svg:x="115.2pt" svg:y="304.5pt" draw:caption-point-x="92.41pt" draw:caption-point-y="-22.99pt">
              <dc:date>2020-04-22T00:00:00</dc:date>
              <text:p text:style-name="P1">Work with your HR or CFO to get these numbers</text:p>
            </office:annotation>
            <text:p>Average Salary per Year</text:p>
          </table:table-cell>
          <table:covered-table-cell/>
          <table:table-cell table:style-name="ce16" office:value-type="float" office:value="50000" calcext:value-type="float">
            <text:p>$50,000</text:p>
          </table:table-cell>
          <table:table-cell table:style-name="ce16" office:value-type="float" office:value="75000" calcext:value-type="float">
            <text:p>$75,000</text:p>
          </table:table-cell>
          <table:table-cell table:style-name="ce16" office:value-type="float" office:value="100000" calcext:value-type="float">
            <text:p>$100,000</text:p>
          </table:table-cell>
          <table:table-cell table:style-name="ce16" office:value-type="float" office:value="250000" calcext:value-type="float">
            <text:p>$250,000</text:p>
          </table:table-cell>
          <table:table-cell table:style-name="ce10"/>
          <table:covered-table-cell table:number-columns-repeated="7"/>
          <table:table-cell table:style-name="ce5" table:number-columns-repeated="13"/>
          <table:table-cell table:number-columns-repeated="997"/>
        </table:table-row>
        <table:table-row table:style-name="ro1">
          <table:table-cell table:style-name="ce7" office:value-type="string" calcext:value-type="string" table:number-columns-spanned="2" table:number-rows-spanned="1">
            <office:annotation draw:style-name="gr8" draw:text-style-name="P2" svg:width="415.79pt" svg:height="89.97pt" svg:x="115.2pt" svg:y="320.26pt" draw:caption-point-x="92.41pt" draw:caption-point-y="-22.99pt">
              <dc:date>2020-04-22T00:00:00</dc:date>
              <text:p text:style-name="P1">How much time you estimate workers at each level to have been prevented or diverted from doing their usual work</text:p>
              <text:p text:style-name="P1"/>
              <text:p text:style-name="P1">This does not take into account impact to projects delayed by diverting resources for a security event</text:p>
              <text:p text:style-name="P1"/>
              <text:p text:style-name="P1"/>
            </office:annotation>
            <text:p>Time spent on incident (hours)</text:p>
          </table:table-cell>
          <table:covered-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16" calcext:value-type="float">
            <text:p>16</text:p>
          </table:table-cell>
          <table:table-cell table:style-name="ce15" office:value-type="float" office:value="4" calcext:value-type="float">
            <text:p>4</text:p>
          </table:table-cell>
          <table:table-cell table:style-name="ce10"/>
          <table:covered-table-cell table:number-columns-repeated="7"/>
          <table:table-cell table:style-name="ce5" table:number-columns-repeated="13"/>
          <table:table-cell table:number-columns-repeated="997"/>
        </table:table-row>
        <table:table-row table:style-name="ro1">
          <table:table-cell table:style-name="ce6" table:number-columns-spanned="2" table:number-rows-spanned="1"/>
          <table:covered-table-cell/>
          <table:table-cell table:style-name="ce17" table:number-columns-repeated="4"/>
          <table:table-cell table:style-name="ce10"/>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9" draw:text-style-name="P2" svg:width="415.79pt" svg:height="121.49pt" svg:x="115.2pt" svg:y="351.75pt" draw:caption-point-x="92.41pt" draw:caption-point-y="-22.99pt">
              <dc:date>2020-04-22T00:00:00</dc:date>
              <text:p text:style-name="P1">Assumptions: </text:p>
              <text:p text:style-name="P1"><text:s/>40 hour work week * 4 work weeks/month * 10 work months/year</text:p>
              <text:p text:style-name="P1"><text:s/>= 1600 work hours/year</text:p>
              <text:p text:style-name="P1"/>
              <text:p text:style-name="P1">Formula:</text:p>
              <text:p text:style-name="P1">(# Employees) * (Salary/Employee Year) / 1600 hours</text:p>
              <text:p text:style-name="P1"><text:s/></text:p>
            </office:annotation>
            <text:p>Cost of Labor per Hour</text:p>
          </table:table-cell>
          <table:covered-table-cell/>
          <table:table-cell table:style-name="ce18" table:formula="of:=[.C17]*[.C18]/1600" office:value-type="float" office:value="93.75" calcext:value-type="float">
            <text:p>$94</text:p>
          </table:table-cell>
          <table:table-cell table:style-name="ce18" table:formula="of:=[.D17]*[.D18]/1600" office:value-type="float" office:value="46.875" calcext:value-type="float">
            <text:p>$47</text:p>
          </table:table-cell>
          <table:table-cell table:style-name="ce18" table:formula="of:=[.E17]*[.E18]/1600" office:value-type="float" office:value="62.5" calcext:value-type="float">
            <text:p>$63</text:p>
          </table:table-cell>
          <table:table-cell table:style-name="ce18" table:formula="of:=[.F17]*[.F18]/1600" office:value-type="float" office:value="312.5" calcext:value-type="float">
            <text:p>$313</text:p>
          </table:table-cell>
          <table:table-cell table:style-name="ce10"/>
          <table:covered-table-cell table:number-columns-repeated="7"/>
          <table:table-cell table:style-name="ce5" table:number-columns-repeated="13"/>
          <table:table-cell table:number-columns-repeated="997"/>
        </table:table-row>
        <table:table-row table:style-name="ro1">
          <table:table-cell table:style-name="ce6" office:value-type="string" calcext:value-type="string" table:number-columns-spanned="2" table:number-rows-spanned="1">
            <office:annotation draw:style-name="gr10" draw:text-style-name="P2" svg:width="415.79pt" svg:height="42.72pt" svg:x="115.2pt" svg:y="367.51pt" draw:caption-point-x="92.41pt" draw:caption-point-y="-22.99pt">
              <dc:date>2020-04-22T00:00:00</dc:date>
              <text:p text:style-name="P1">Formula: <text:s/>(Cost of Labor per Minute) * (Minutes per Day saved)</text:p>
              <text:p text:style-name="P1"/>
            </office:annotation>
            <text:p>Cost of Labor for Incident</text:p>
          </table:table-cell>
          <table:covered-table-cell/>
          <table:table-cell table:style-name="ce19" table:formula="of:=[.C21]*[.C19]" office:value-type="float" office:value="375" calcext:value-type="float">
            <text:p>$375</text:p>
          </table:table-cell>
          <table:table-cell table:style-name="ce19" table:formula="of:=[.D21]*[.D19]" office:value-type="float" office:value="93.75" calcext:value-type="float">
            <text:p>$94</text:p>
          </table:table-cell>
          <table:table-cell table:style-name="ce19" table:formula="of:=[.E21]*[.E19]" office:value-type="float" office:value="1000" calcext:value-type="float">
            <text:p>$1,000</text:p>
          </table:table-cell>
          <table:table-cell table:style-name="ce19" table:formula="of:=[.F21]*[.F19]" office:value-type="float" office:value="1250" calcext:value-type="float">
            <text:p>$1,250</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8" office:value-type="string" calcext:value-type="string" table:number-columns-spanned="2" table:number-rows-spanned="1">
            <office:annotation draw:style-name="gr6" draw:text-style-name="P2" svg:width="415.79pt" svg:height="58.51pt" svg:x="115.2pt" svg:y="383.24pt" draw:caption-point-x="92.41pt" draw:caption-point-y="-22.96pt">
              <dc:date>2020-04-22T00:00:00</dc:date>
              <text:p text:style-name="P1">Total cost of labor to address Incident = cost of help desk + network engineer + security analyst labor</text:p>
              <text:p text:style-name="P1"/>
              <text:p text:style-name="P1"/>
            </office:annotation>
            <text:p>Total Cost of Labor Spent on Incident</text:p>
          </table:table-cell>
          <table:covered-table-cell/>
          <table:table-cell table:style-name="ce20" table:number-columns-spanned="2" table:number-rows-spanned="1"/>
          <table:covered-table-cell/>
          <table:table-cell table:style-name="ce30"/>
          <table:table-cell table:style-name="ce33" table:formula="of:=SUM([.C22:.F22])" office:value-type="float" office:value="2718.75" calcext:value-type="float">
            <text:p>$2,719</text:p>
          </table:table-cell>
          <table:table-cell table:style-name="ce5"/>
          <table:covered-table-cell table:number-columns-repeated="7"/>
          <table:table-cell table:style-name="ce5" table:number-columns-repeated="13"/>
          <table:table-cell table:number-columns-repeated="997"/>
        </table:table-row>
        <table:table-row table:style-name="ro1">
          <table:table-cell table:style-name="ce5" table:number-columns-repeated="27"/>
          <table:table-cell table:number-columns-repeated="997"/>
        </table:table-row>
        <table:table-row table:style-name="ro1">
          <table:table-cell table:style-name="ce4" office:value-type="string" calcext:value-type="string" table:number-columns-spanned="5" table:number-rows-spanned="1">
            <text:p>Recovery Costs</text:p>
          </table:table-cell>
          <table:covered-table-cell table:number-columns-repeated="4"/>
          <table:table-cell table:style-name="ce32"/>
          <table:table-cell/>
          <table:table-cell table:style-name="ce36" table:number-columns-repeated="7"/>
          <table:table-cell table:style-name="ce5" table:number-columns-repeated="13"/>
          <table:table-cell table:number-columns-repeated="997"/>
        </table:table-row>
        <table:table-row table:style-name="ro1">
          <table:table-cell table:number-columns-repeated="3"/>
          <table:table-cell table:style-name="ce26"/>
          <table:table-cell table:number-columns-repeated="3"/>
          <table:table-cell table:style-name="ce1" office:value-type="string" calcext:value-type="string" table:number-columns-spanned="7" table:number-rows-spanned="11">
            <text:p><text:span text:style-name="T2">The true cost of recovery is more difficult to calculate, but should include the cost of any change prompted by the incident that was not already included in your operational budget.</text:span></text:p>
            <text:p><text:span text:style-name="T2"/></text:p>
            <text:p>Recovery costs may include reconfiguring/customizing an existing platform, migrating to a new platform, and/or time spent rebuilding lost data or content. Include anything related to recovering from the incident, including engaging third parties, communication and marketing campaigns, that was not already included in your operational budget. Money spent on licensing and migrating to a new platform should be included if it was not already planned. </text:p>
          </table:table-cell>
          <table:covered-table-cell table:number-columns-repeated="6"/>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Number of Employees</text:p>
          </table:table-cell>
          <table:covered-table-cell/>
          <table:table-cell table:style-name="ce21" office:value-type="float" office:value="3" calcext:value-type="float">
            <text:p>3</text:p>
          </table:table-cell>
          <table:table-cell table:style-name="ce27" table:number-columns-spanned="1" table:number-rows-spanned="3"/>
          <table:table-cell table:number-columns-repeated="3"/>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Average Salary per Year</text:p>
          </table:table-cell>
          <table:covered-table-cell/>
          <table:table-cell table:style-name="ce22" office:value-type="float" office:value="60000" calcext:value-type="float">
            <text:p>$60,000</text:p>
          </table:table-cell>
          <table:covered-table-cell/>
          <table:table-cell table:number-columns-repeated="3"/>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Hours Spent on Recovery</text:p>
          </table:table-cell>
          <table:covered-table-cell/>
          <table:table-cell table:style-name="ce21" office:value-type="float" office:value="100" calcext:value-type="float">
            <text:p>100</text:p>
          </table:table-cell>
          <table:covered-table-cell/>
          <table:table-cell table:number-columns-repeated="3"/>
          <table:covered-table-cell table:number-columns-repeated="7"/>
          <table:table-cell table:style-name="ce5" table:number-columns-repeated="13"/>
          <table:table-cell table:number-columns-repeated="997"/>
        </table:table-row>
        <table:table-row table:style-name="ro1">
          <table:table-cell table:style-name="ce12" table:number-columns-spanned="2" table:number-rows-spanned="1"/>
          <table:covered-table-cell/>
          <table:table-cell table:number-columns-repeated="5"/>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Cost of Labor/Hour || Total Cost of Labor</text:p>
          </table:table-cell>
          <table:covered-table-cell/>
          <table:table-cell table:style-name="ce23" table:formula="of:=([.C27]*[.C28])/1600" office:value-type="float" office:value="112.5" calcext:value-type="float">
            <text:p>$113</text:p>
          </table:table-cell>
          <table:table-cell table:style-name="ce23" table:formula="of:=[.C31]*[.C29]" office:value-type="float" office:value="11250" calcext:value-type="float">
            <text:p>$11,250</text:p>
          </table:table-cell>
          <table:table-cell table:number-columns-repeated="3"/>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Cost of Platform Changes</text:p>
          </table:table-cell>
          <table:covered-table-cell/>
          <table:table-cell table:style-name="ce24" table:number-columns-spanned="1" table:number-rows-spanned="3"/>
          <table:table-cell table:style-name="ce28"/>
          <table:table-cell table:number-columns-repeated="3"/>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Cost of new or additional Training</text:p>
          </table:table-cell>
          <table:covered-table-cell table:number-columns-repeated="2"/>
          <table:table-cell table:style-name="ce28"/>
          <table:table-cell table:number-columns-repeated="3"/>
          <table:covered-table-cell table:number-columns-repeated="7"/>
          <table:table-cell table:style-name="ce5" table:number-columns-repeated="13"/>
          <table:table-cell table:number-columns-repeated="997"/>
        </table:table-row>
        <table:table-row table:style-name="ro1">
          <table:table-cell table:style-name="ce11" office:value-type="string" calcext:value-type="string" table:number-columns-spanned="2" table:number-rows-spanned="1">
            <text:p>Additional Costs</text:p>
          </table:table-cell>
          <table:covered-table-cell table:number-columns-repeated="2"/>
          <table:table-cell table:style-name="ce28"/>
          <table:table-cell table:number-columns-repeated="3"/>
          <table:covered-table-cell table:number-columns-repeated="7"/>
          <table:table-cell table:style-name="ce5" table:number-columns-repeated="13"/>
          <table:table-cell table:number-columns-repeated="997"/>
        </table:table-row>
        <table:table-row table:style-name="ro1">
          <table:table-cell table:number-columns-repeated="6"/>
          <table:table-cell table:style-name="ce5"/>
          <table:covered-table-cell table:number-columns-repeated="7"/>
          <table:table-cell table:style-name="ce5" table:number-columns-repeated="13"/>
          <table:table-cell table:number-columns-repeated="997"/>
        </table:table-row>
        <table:table-row table:style-name="ro1">
          <table:table-cell table:style-name="ce13" office:value-type="string" calcext:value-type="string" table:number-columns-spanned="2" table:number-rows-spanned="1">
            <text:p>Total Spent on Recovery</text:p>
          </table:table-cell>
          <table:covered-table-cell/>
          <table:table-cell table:style-name="ce25"/>
          <table:table-cell table:style-name="ce29" table:formula="of:=SUM([.D27:.D33])" office:value-type="float" office:value="11250" calcext:value-type="float">
            <text:p>$11,250</text:p>
          </table:table-cell>
          <table:table-cell table:number-columns-repeated="2"/>
          <table:table-cell table:style-name="ce5"/>
          <table:covered-table-cell table:number-columns-repeated="7"/>
          <table:table-cell table:style-name="ce5" table:number-columns-repeated="13"/>
          <table:table-cell table:number-columns-repeated="997"/>
        </table:table-row>
        <table:table-row table:style-name="ro1" table:number-rows-repeated="959">
          <table:table-cell table:style-name="ce5" table:number-columns-repeated="27"/>
          <table:table-cell table:number-columns-repeated="997"/>
        </table:table-row>
        <table:table-row table:style-name="ro1">
          <table:table-cell table:number-columns-repeated="4"/>
          <table:table-cell table:style-name="ce5" table:number-columns-repeated="23"/>
          <table:table-cell table:number-columns-repeated="997"/>
        </table:table-row>
        <table:table-row table:style-name="ro2" table:number-rows-repeated="1047579">
          <table:table-cell table:number-columns-repeated="1024"/>
        </table:table-row>
        <table:table-row table:style-name="ro2">
          <table:table-cell table:number-columns-repeated="1024"/>
        </table:table-row>
      </table:table>
      <table:table table:name="Service Delivery Risk Estimates" table:style-name="ta3">
        <table:table-column table:style-name="co2" table:number-columns-repeated="5" table:default-cell-style-name="Default"/>
        <table:table-column table:style-name="co1" table:number-columns-repeated="1019" table:default-cell-style-name="Default"/>
        <table:table-row table:style-name="ro1">
          <table:table-cell table:style-name="ce38" office:value-type="string" calcext:value-type="string" table:number-columns-spanned="13" table:number-rows-spanned="1">
            <text:p>Service Disruption Losses FY2020</text:p>
          </table:table-cell>
          <table:covered-table-cell table:number-columns-repeated="12"/>
          <table:table-cell table:style-name="ce42" table:number-columns-repeated="14"/>
          <table:table-cell table:number-columns-repeated="997"/>
        </table:table-row>
        <table:table-row table:style-name="ro1">
          <table:table-cell table:style-name="ce39" table:number-columns-repeated="6"/>
          <table:table-cell table:style-name="ce61" table:number-columns-repeated="7"/>
          <table:table-cell table:style-name="ce39" table:number-columns-repeated="14"/>
          <table:table-cell table:number-columns-repeated="997"/>
        </table:table-row>
        <table:table-row table:style-name="ro1">
          <table:table-cell table:style-name="ce39"/>
          <table:table-cell table:style-name="ce39" office:value-type="string" calcext:value-type="string">
            <text:p>Total Service Subscriptions</text:p>
          </table:table-cell>
          <table:table-cell table:style-name="ce39" office:value-type="string" calcext:value-type="string">
            <text:p>Impact Cost* per Day</text:p>
          </table:table-cell>
          <table:table-cell table:style-name="ce39" office:value-type="string" calcext:value-type="string">
            <text:p>Impact Cost* per Hour</text:p>
          </table:table-cell>
          <table:table-cell table:style-name="ce39" office:value-type="string" calcext:value-type="string">
            <text:p>Impact Cost*</text:p>
            <text:p>per Minute</text:p>
          </table:table-cell>
          <table:table-cell table:style-name="ce39"/>
          <table:table-cell table:style-name="ce61" office:value-type="string" calcext:value-type="string">
            <text:p/>
            <text:p/>
          </table:table-cell>
          <table:table-cell table:style-name="ce61" table:number-columns-repeated="6"/>
          <table:table-cell table:style-name="ce39" table:number-columns-repeated="14"/>
          <table:table-cell table:number-columns-repeated="997"/>
        </table:table-row>
        <table:table-row table:style-name="ro1">
          <table:table-cell table:style-name="ce40" office:value-type="string" calcext:value-type="string">
            <text:p>Service/Customer 1</text:p>
          </table:table-cell>
          <table:table-cell table:style-name="ce43" office:value-type="float" office:value="178148" calcext:value-type="float">
            <text:p>$178,148.00</text:p>
          </table:table-cell>
          <table:table-cell table:style-name="ce45" table:formula="of:=[.B4]/365" office:value-type="float" office:value="488.076712328767" calcext:value-type="float">
            <text:p>$488.08</text:p>
          </table:table-cell>
          <table:table-cell table:style-name="ce45" table:formula="of:=[.C4]/24" office:value-type="float" office:value="20.3365296803653" calcext:value-type="float">
            <text:p>$20.34</text:p>
          </table:table-cell>
          <table:table-cell table:style-name="ce45" table:formula="of:=[.D4]/60" office:value-type="float" office:value="0.338942161339422" calcext:value-type="float">
            <text:p>$0.34</text:p>
          </table:table-cell>
          <table:table-cell/>
          <table:table-cell table:style-name="ce62" office:value-type="string" calcext:value-type="string" table:number-columns-spanned="7" table:number-rows-spanned="9">
            <text:p><text:span text:style-name="T2">In the event of service delivery disruption, this is the cost per day or per hour of subscription revenue impacted. </text:span>Depending on SLAs, service disruption may translate into money owed to subscribers, or into lost subscription renewals. Service Subscription costs pulled from DTS Rolling Forecast and should be updated at least quaterly, preferrably monthly.</text:p>
          </table:table-cell>
          <table:covered-table-cell table:number-columns-repeated="6"/>
          <table:table-cell table:number-columns-repeated="1011"/>
        </table:table-row>
        <table:table-row table:style-name="ro1">
          <table:table-cell table:style-name="ce40" office:value-type="string" calcext:value-type="string">
            <text:p>Service/Customer 2</text:p>
          </table:table-cell>
          <table:table-cell table:style-name="ce43" office:value-type="float" office:value="887740" calcext:value-type="float">
            <text:p>$887,740.00</text:p>
          </table:table-cell>
          <table:table-cell table:style-name="ce45" table:formula="of:=[.B5]/365" office:value-type="float" office:value="2432.16438356164" calcext:value-type="float">
            <text:p>$2,432.16</text:p>
          </table:table-cell>
          <table:table-cell table:style-name="ce45" table:formula="of:=[.C5]/24" office:value-type="float" office:value="101.340182648402" calcext:value-type="float">
            <text:p>$101.34</text:p>
          </table:table-cell>
          <table:table-cell table:style-name="ce45" table:formula="of:=[.D5]/60" office:value-type="float" office:value="1.68900304414003" calcext:value-type="float">
            <text:p>$1.69</text:p>
          </table:table-cell>
          <table:table-cell/>
          <table:covered-table-cell table:number-columns-repeated="7"/>
          <table:table-cell table:number-columns-repeated="1011"/>
        </table:table-row>
        <table:table-row table:style-name="ro1">
          <table:table-cell table:style-name="ce40" office:value-type="string" calcext:value-type="string">
            <text:p>Service/Customer 3</text:p>
          </table:table-cell>
          <table:table-cell table:style-name="ce43" office:value-type="float" office:value="90864" calcext:value-type="float">
            <text:p>$90,864.00</text:p>
          </table:table-cell>
          <table:table-cell table:style-name="ce45" table:formula="of:=[.B6]/365" office:value-type="float" office:value="248.942465753425" calcext:value-type="float">
            <text:p>$248.94</text:p>
          </table:table-cell>
          <table:table-cell table:style-name="ce45" table:formula="of:=[.C6]/24" office:value-type="float" office:value="10.372602739726" calcext:value-type="float">
            <text:p>$10.37</text:p>
          </table:table-cell>
          <table:table-cell table:style-name="ce45" table:formula="of:=[.D6]/60" office:value-type="float" office:value="0.172876712328767" calcext:value-type="float">
            <text:p>$0.17</text:p>
          </table:table-cell>
          <table:table-cell/>
          <table:covered-table-cell table:number-columns-repeated="7"/>
          <table:table-cell table:number-columns-repeated="1011"/>
        </table:table-row>
        <table:table-row table:style-name="ro1">
          <table:table-cell table:style-name="ce40" office:value-type="string" calcext:value-type="string">
            <text:p>Service/Customer 4</text:p>
          </table:table-cell>
          <table:table-cell table:style-name="ce43" office:value-type="float" office:value="31943" calcext:value-type="float">
            <text:p>$31,943.00</text:p>
          </table:table-cell>
          <table:table-cell table:style-name="ce45" table:formula="of:=[.B7]/365" office:value-type="float" office:value="87.5150684931507" calcext:value-type="float">
            <text:p>$87.52</text:p>
          </table:table-cell>
          <table:table-cell table:style-name="ce45" table:formula="of:=[.C7]/24" office:value-type="float" office:value="3.64646118721461" calcext:value-type="float">
            <text:p>$3.65</text:p>
          </table:table-cell>
          <table:table-cell table:style-name="ce45" table:formula="of:=[.D7]/60" office:value-type="float" office:value="0.0607743531202435" calcext:value-type="float">
            <text:p>$0.06</text:p>
          </table:table-cell>
          <table:table-cell/>
          <table:covered-table-cell table:number-columns-repeated="7"/>
          <table:table-cell table:number-columns-repeated="1011"/>
        </table:table-row>
        <table:table-row table:style-name="ro1">
          <table:table-cell table:style-name="ce40" office:value-type="string" calcext:value-type="string">
            <text:p>Service/Customer 5</text:p>
          </table:table-cell>
          <table:table-cell table:style-name="ce43" office:value-type="float" office:value="183756" calcext:value-type="float">
            <text:p>$183,756.00</text:p>
          </table:table-cell>
          <table:table-cell table:style-name="ce45" table:formula="of:=[.B8]/365" office:value-type="float" office:value="503.441095890411" calcext:value-type="float">
            <text:p>$503.44</text:p>
          </table:table-cell>
          <table:table-cell table:style-name="ce45" table:formula="of:=[.C8]/24" office:value-type="float" office:value="20.9767123287671" calcext:value-type="float">
            <text:p>$20.98</text:p>
          </table:table-cell>
          <table:table-cell table:style-name="ce45" table:formula="of:=[.D8]/60" office:value-type="float" office:value="0.349611872146119" calcext:value-type="float">
            <text:p>$0.35</text:p>
          </table:table-cell>
          <table:table-cell/>
          <table:covered-table-cell table:number-columns-repeated="7"/>
          <table:table-cell table:number-columns-repeated="1011"/>
        </table:table-row>
        <table:table-row table:style-name="ro1">
          <table:table-cell table:style-name="ce40" office:value-type="string" calcext:value-type="string">
            <text:p>Service/Customer 6</text:p>
          </table:table-cell>
          <table:table-cell table:style-name="ce43" office:value-type="float" office:value="327348" calcext:value-type="float">
            <text:p>$327,348.00</text:p>
          </table:table-cell>
          <table:table-cell table:style-name="ce45" table:formula="of:=[.B9]/365" office:value-type="float" office:value="896.843835616438" calcext:value-type="float">
            <text:p>$896.84</text:p>
          </table:table-cell>
          <table:table-cell table:style-name="ce45" table:formula="of:=[.C9]/24" office:value-type="float" office:value="37.3684931506849" calcext:value-type="float">
            <text:p>$37.37</text:p>
          </table:table-cell>
          <table:table-cell table:style-name="ce45" table:formula="of:=[.D9]/60" office:value-type="float" office:value="0.622808219178082" calcext:value-type="float">
            <text:p>$0.62</text:p>
          </table:table-cell>
          <table:table-cell/>
          <table:covered-table-cell table:number-columns-repeated="7"/>
          <table:table-cell table:number-columns-repeated="1011"/>
        </table:table-row>
        <table:table-row table:style-name="ro1">
          <table:table-cell table:style-name="ce40" office:value-type="string" calcext:value-type="string">
            <text:p>Service/Customer 7</text:p>
          </table:table-cell>
          <table:table-cell table:style-name="ce43" office:value-type="float" office:value="232521" calcext:value-type="float">
            <text:p>$232,521.00</text:p>
          </table:table-cell>
          <table:table-cell table:style-name="ce45" table:formula="of:=[.B10]/365" office:value-type="float" office:value="637.043835616438" calcext:value-type="float">
            <text:p>$637.04</text:p>
          </table:table-cell>
          <table:table-cell table:style-name="ce45" table:formula="of:=[.C10]/24" office:value-type="float" office:value="26.5434931506849" calcext:value-type="float">
            <text:p>$26.54</text:p>
          </table:table-cell>
          <table:table-cell table:style-name="ce45" table:formula="of:=[.D10]/60" office:value-type="float" office:value="0.442391552511416" calcext:value-type="float">
            <text:p>$0.44</text:p>
          </table:table-cell>
          <table:table-cell/>
          <table:covered-table-cell table:number-columns-repeated="7"/>
          <table:table-cell table:number-columns-repeated="1011"/>
        </table:table-row>
        <table:table-row table:style-name="ro1">
          <table:table-cell table:style-name="ce41" office:value-type="string" calcext:value-type="string">
            <text:p>Total</text:p>
          </table:table-cell>
          <table:table-cell table:style-name="ce44" table:formula="of:=SUM([.B4:.B10])" office:value-type="float" office:value="1932320" calcext:value-type="float">
            <text:p>$1,932,320.00</text:p>
          </table:table-cell>
          <table:table-cell table:style-name="ce46" table:formula="of:=SUM([.C4:.C10])" office:value-type="float" office:value="5294.02739726027" calcext:value-type="float">
            <text:p>$5,294.03</text:p>
          </table:table-cell>
          <table:table-cell table:style-name="ce46" table:formula="of:=SUM([.D4:.D10])" office:value-type="float" office:value="220.584474885845" calcext:value-type="float">
            <text:p>$220.58</text:p>
          </table:table-cell>
          <table:table-cell table:style-name="ce59" table:formula="of:=[.D11]/60" office:value-type="float" office:value="3.67640791476408" calcext:value-type="float">
            <text:p>$3.68</text:p>
          </table:table-cell>
          <table:table-cell/>
          <table:covered-table-cell table:number-columns-repeated="7"/>
          <table:table-cell table:number-columns-repeated="1011"/>
        </table:table-row>
        <table:table-row table:style-name="ro1">
          <table:table-cell table:number-columns-repeated="2"/>
          <table:table-cell table:style-name="ce47"/>
          <table:table-cell table:style-name="ce54" office:value-type="string" calcext:value-type="string" table:number-columns-spanned="2" table:number-rows-spanned="1">
            <text:p>* Impact costs assume 24/7 operations</text:p>
          </table:table-cell>
          <table:covered-table-cell/>
          <table:table-cell/>
          <table:covered-table-cell table:number-columns-repeated="7"/>
          <table:table-cell table:number-columns-repeated="1011"/>
        </table:table-row>
        <table:table-row table:style-name="ro1">
          <table:table-cell table:style-name="ce42"/>
          <table:table-cell table:number-columns-repeated="1023"/>
        </table:table-row>
        <table:table-row table:style-name="ro1">
          <table:table-cell table:style-name="ce2" office:value-type="string" calcext:value-type="string" table:number-columns-spanned="13" table:number-rows-spanned="1">
            <text:p>Support Impact Estimates</text:p>
          </table:table-cell>
          <table:covered-table-cell table:number-columns-repeated="12"/>
          <table:table-cell table:number-columns-repeated="1011"/>
        </table:table-row>
        <table:table-row table:style-name="ro1">
          <table:table-cell table:style-name="ce42"/>
          <table:table-cell/>
          <table:table-cell table:style-name="ce26" table:number-columns-repeated="2"/>
          <table:table-cell table:number-columns-repeated="1020"/>
        </table:table-row>
        <table:table-row table:style-name="ro1">
          <table:table-cell table:style-name="ce42"/>
          <table:table-cell/>
          <table:table-cell table:style-name="ce26" office:value-type="string" calcext:value-type="string">
            <text:p>Total Cases</text:p>
          </table:table-cell>
          <table:table-cell table:style-name="ce26" office:value-type="string" calcext:value-type="string">
            <text:p>Related Cases Only</text:p>
          </table:table-cell>
          <table:table-cell table:number-columns-repeated="1020"/>
        </table:table-row>
        <table:table-row table:style-name="ro1">
          <table:table-cell table:style-name="ce11" office:value-type="string" calcext:value-type="string" table:number-columns-spanned="2" table:number-rows-spanned="1">
            <text:p>Number of Releated Cases</text:p>
          </table:table-cell>
          <table:covered-table-cell/>
          <table:table-cell table:style-name="ce48" office:value-type="float" office:value="200" calcext:value-type="float">
            <text:p>200</text:p>
          </table:table-cell>
          <table:table-cell table:style-name="ce21" office:value-type="float" office:value="150" calcext:value-type="float">
            <text:p>150</text:p>
          </table:table-cell>
          <table:table-cell table:number-columns-repeated="2"/>
          <table:table-cell table:style-name="ce1" office:value-type="string" calcext:value-type="string" table:number-columns-spanned="7" table:number-rows-spanned="4">
            <text:p><text:span text:style-name="T2">Service or product disruption often leads to an notable increase in support contact.</text:span> If you are able to isolate cases specific to the security event, or prefer only to consider the addtional operational cost over your usual overhead, look at the change from average (delta) instead instead of the total.</text:p>
          </table:table-cell>
          <table:covered-table-cell table:number-columns-repeated="6"/>
          <table:table-cell table:number-columns-repeated="1011"/>
        </table:table-row>
        <table:table-row table:style-name="ro1">
          <table:table-cell table:style-name="ce11" office:value-type="string" calcext:value-type="string" table:number-columns-spanned="2" table:number-rows-spanned="1">
            <text:p>Average time to resolve (hours)</text:p>
          </table:table-cell>
          <table:covered-table-cell/>
          <table:table-cell table:style-name="ce49" office:value-type="float" office:value="0.25" calcext:value-type="float">
            <text:p>0.25</text:p>
          </table:table-cell>
          <table:table-cell table:style-name="ce55" office:value-type="float" office:value="0.7" calcext:value-type="float">
            <text:p>0.70</text:p>
          </table: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Average Support Hourly Wage</text:p>
          </table:table-cell>
          <table:covered-table-cell/>
          <table:table-cell table:style-name="ce50" office:value-type="float" office:value="15" calcext:value-type="float">
            <text:p>$15.00</text:p>
          </table:table-cell>
          <table:table-cell table:style-name="ce56" office:value-type="float" office:value="15" calcext:value-type="float">
            <text:p>$15.00</text:p>
          </table: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Total Productivity Cost</text:p>
          </table:table-cell>
          <table:covered-table-cell/>
          <table:table-cell table:style-name="ce51" table:formula="of:=[.C17]*[.C18]*[.C19]" office:value-type="float" office:value="750" calcext:value-type="float">
            <text:p>$750.00</text:p>
          </table:table-cell>
          <table:table-cell table:style-name="ce51" table:formula="of:=[.D17]*[.D18]*[.D19]" office:value-type="float" office:value="1575" calcext:value-type="float">
            <text:p>$1,575.00</text:p>
          </table:table-cell>
          <table:table-cell table:number-columns-repeated="2"/>
          <table:covered-table-cell table:number-columns-repeated="7"/>
          <table:table-cell table:number-columns-repeated="1011"/>
        </table:table-row>
        <table:table-row table:style-name="ro1">
          <table:table-cell table:style-name="ce42"/>
          <table:table-cell table:number-columns-repeated="1023"/>
        </table:table-row>
        <table:table-row table:style-name="ro1">
          <table:table-cell table:style-name="ce2" office:value-type="string" calcext:value-type="string" table:number-columns-spanned="13" table:number-rows-spanned="1">
            <text:p>Incident Response Estimates</text:p>
          </table:table-cell>
          <table:covered-table-cell table:number-columns-repeated="12"/>
          <table:table-cell table:number-columns-repeated="1011"/>
        </table:table-row>
        <table:table-row table:style-name="ro1">
          <table:table-cell table:style-name="ce42"/>
          <table:table-cell table:number-columns-repeated="1023"/>
        </table:table-row>
        <table:table-row table:style-name="ro4">
          <table:table-cell table:style-name="ce4" office:value-type="string" calcext:value-type="string" table:number-columns-spanned="5" table:number-rows-spanned="1">
            <text:p>Incident Response Costs</text:p>
          </table:table-cell>
          <table:covered-table-cell table:number-columns-repeated="4"/>
          <table:table-cell table:style-name="ce10"/>
          <table:table-cell table:style-name="ce37" office:value-type="string" calcext:value-type="string">
            <text:p/>
            <text:p/>
          </table:table-cell>
          <table:table-cell table:style-name="ce37" table:number-columns-repeated="6"/>
          <table:table-cell table:number-columns-repeated="1011"/>
        </table:table-row>
        <table:table-row table:style-name="ro1">
          <table:table-cell table:style-name="ce5"/>
          <table:table-cell table:style-name="ce3"/>
          <table:table-cell table:style-name="ce3" office:value-type="string" calcext:value-type="string">
            <text:p>Network Engineer</text:p>
          </table:table-cell>
          <table:table-cell table:style-name="ce3" office:value-type="string" calcext:value-type="string">
            <text:p>Service Delivery Eng</text:p>
          </table:table-cell>
          <table:table-cell table:style-name="ce3" office:value-type="string" calcext:value-type="string">
            <text:p>Security Analyist</text:p>
          </table:table-cell>
          <table:table-cell table:style-name="ce10"/>
          <table:table-cell table:style-name="ce35" office:value-type="string" calcext:value-type="string" table:number-columns-spanned="7" table:number-rows-spanned="8">
            <text:p>Add the costs of responding to a Security Incident to productivity lost.<text:span text:style-name="T3"> Understanding how much a security incident costs in addition to the productivity lost by the organization can help justify preventive maintenance, training, knowledge organization subscriptions or tools.</text:span></text:p>
            <text:p><text:span text:style-name="T3"/></text:p>
          </table:table-cell>
          <table:covered-table-cell table:number-columns-repeated="6"/>
          <table:table-cell table:number-columns-repeated="1011"/>
        </table:table-row>
        <table:table-row table:style-name="ro1">
          <table:table-cell table:style-name="ce6" office:value-type="string" calcext:value-type="string" table:number-columns-spanned="2" table:number-rows-spanned="1">
            <office:annotation draw:style-name="gr11" draw:text-style-name="P2" svg:width="415.79pt" svg:height="58.48pt" svg:x="115.2pt" svg:y="418.51pt" draw:caption-point-x="92.41pt" draw:caption-point-y="-22.99pt">
              <dc:date>2020-04-22T00:00:00</dc:date>
              <text:p text:style-name="P1">This can be the total number of employees in an organization or on a specific team. Add as many columns as you see fit. </text:p>
              <text:p text:style-name="P1"/>
              <text:p text:style-name="P1">Keep it as simple as reasonably possible.</text:p>
            </office:annotation>
            <text:p>Number of Employees</text:p>
          </table:table-cell>
          <table:covered-table-cell/>
          <table:table-cell table:number-columns-repeated="3" table:style-name="ce15" office:value-type="float" office:value="1" calcext:value-type="float">
            <text:p>1</text:p>
          </table:table-cell>
          <table:table-cell/>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12" draw:text-style-name="P2" svg:width="415.79pt" svg:height="27.01pt" svg:x="115.2pt" svg:y="434.24pt" draw:caption-point-x="92.41pt" draw:caption-point-y="-22.96pt">
              <dc:date>2020-04-22T00:00:00</dc:date>
              <text:p text:style-name="P1">Work with your HR or CFO to get these numbers</text:p>
            </office:annotation>
            <text:p>Average Salary per Year</text:p>
          </table:table-cell>
          <table:covered-table-cell/>
          <table:table-cell table:style-name="ce16" office:value-type="float" office:value="75000" calcext:value-type="float">
            <text:p>$75,000</text:p>
          </table:table-cell>
          <table:table-cell table:number-columns-repeated="2" table:style-name="ce16" office:value-type="float" office:value="100000" calcext:value-type="float">
            <text:p>$100,000</text:p>
          </table:table-cell>
          <table:table-cell table:style-name="ce10"/>
          <table:covered-table-cell table:number-columns-repeated="7"/>
          <table:table-cell table:number-columns-repeated="1011"/>
        </table:table-row>
        <table:table-row table:style-name="ro1">
          <table:table-cell table:style-name="ce7" office:value-type="string" calcext:value-type="string" table:number-columns-spanned="2" table:number-rows-spanned="1">
            <office:annotation draw:style-name="gr3" draw:text-style-name="P2" svg:width="415.79pt" svg:height="90pt" svg:x="115.2pt" svg:y="450pt" draw:caption-point-x="92.41pt" draw:caption-point-y="-22.99pt">
              <dc:date>2020-04-22T00:00:00</dc:date>
              <text:p text:style-name="P1">How much time you estimate workers at each level to have been prevented or diverted from doing their usual work</text:p>
              <text:p text:style-name="P1"/>
              <text:p text:style-name="P1">This does not take into account impact to projects delayed by diverting resources for a security event</text:p>
              <text:p text:style-name="P1"/>
              <text:p text:style-name="P1"/>
            </office:annotation>
            <text:p>Time spent on incident (hours)</text:p>
          </table:table-cell>
          <table:covered-table-cell/>
          <table:table-cell table:style-name="ce15" office:value-type="float" office:value="2" calcext:value-type="float">
            <text:p>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0"/>
          <table:covered-table-cell table:number-columns-repeated="7"/>
          <table:table-cell table:number-columns-repeated="1011"/>
        </table:table-row>
        <table:table-row table:style-name="ro1">
          <table:table-cell table:style-name="ce6" table:number-columns-spanned="2" table:number-rows-spanned="1"/>
          <table:covered-table-cell/>
          <table:table-cell table:style-name="ce17" table:number-columns-repeated="3"/>
          <table:table-cell table:style-name="ce10"/>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9" draw:text-style-name="P2" svg:width="415.79pt" svg:height="121.49pt" svg:x="115.2pt" svg:y="481.49pt" draw:caption-point-x="92.41pt" draw:caption-point-y="-22.96pt">
              <dc:date>2020-04-22T00:00:00</dc:date>
              <text:p text:style-name="P1">Assumptions: </text:p>
              <text:p text:style-name="P1"><text:s/>40 hour work week * 4 work weeks/month * 10 work months/year</text:p>
              <text:p text:style-name="P1"><text:s/>= 1600 work hours/year</text:p>
              <text:p text:style-name="P1"/>
              <text:p text:style-name="P1">Formula:</text:p>
              <text:p text:style-name="P1">(# Employees) * (Salary/Employee Year) / 1600 hours</text:p>
              <text:p text:style-name="P1"><text:s/></text:p>
            </office:annotation>
            <text:p>Cost of Labor per Hour</text:p>
          </table:table-cell>
          <table:covered-table-cell/>
          <table:table-cell table:style-name="ce18" table:formula="of:=[.C26]*[.C27]/1600" office:value-type="float" office:value="46.875" calcext:value-type="float">
            <text:p>$47</text:p>
          </table:table-cell>
          <table:table-cell table:style-name="ce18" table:formula="of:=[.D26]*[.D27]/1600" office:value-type="float" office:value="62.5" calcext:value-type="float">
            <text:p>$63</text:p>
          </table:table-cell>
          <table:table-cell table:style-name="ce18" table:formula="of:=[.E26]*[.E27]/1600" office:value-type="float" office:value="62.5" calcext:value-type="float">
            <text:p>$63</text:p>
          </table:table-cell>
          <table:table-cell table:style-name="ce10"/>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5" draw:text-style-name="P2" svg:width="415.79pt" svg:height="42.75pt" svg:x="115.2pt" svg:y="497.25pt" draw:caption-point-x="92.41pt" draw:caption-point-y="-22.99pt">
              <dc:date>2020-04-22T00:00:00</dc:date>
              <text:p text:style-name="P1">Formula: <text:s/>(Cost of Labor per Minute) * (Minutes per Day saved)</text:p>
              <text:p text:style-name="P1"/>
            </office:annotation>
            <text:p>Cost of Labor for Incident</text:p>
          </table:table-cell>
          <table:covered-table-cell/>
          <table:table-cell table:style-name="ce19" table:formula="of:=[.C30]*[.C28]" office:value-type="float" office:value="93.75" calcext:value-type="float">
            <text:p>$94</text:p>
          </table:table-cell>
          <table:table-cell table:style-name="ce19" table:formula="of:=[.D30]*[.D28]" office:value-type="float" office:value="500" calcext:value-type="float">
            <text:p>$500</text:p>
          </table:table-cell>
          <table:table-cell table:style-name="ce19" table:formula="of:=[.E30]*[.E28]" office:value-type="float" office:value="1000" calcext:value-type="float">
            <text:p>$1,000</text:p>
          </table:table-cell>
          <table:table-cell table:style-name="ce5"/>
          <table:covered-table-cell table:number-columns-repeated="7"/>
          <table:table-cell table:number-columns-repeated="1011"/>
        </table:table-row>
        <table:table-row table:style-name="ro1">
          <table:table-cell table:style-name="ce8" office:value-type="string" calcext:value-type="string" table:number-columns-spanned="2" table:number-rows-spanned="1">
            <office:annotation draw:style-name="gr6" draw:text-style-name="P2" svg:width="415.79pt" svg:height="58.51pt" svg:x="115.2pt" svg:y="512.99pt" draw:caption-point-x="92.41pt" draw:caption-point-y="-22.96pt">
              <dc:date>2020-04-22T00:00:00</dc:date>
              <text:p text:style-name="P1">Total cost of labor to address Incident = cost of help desk + network engineer + security analyst labor</text:p>
              <text:p text:style-name="P1"/>
              <text:p text:style-name="P1"/>
            </office:annotation>
            <text:p>Total Cost of Labor Spent on Incident</text:p>
          </table:table-cell>
          <table:covered-table-cell/>
          <table:table-cell table:style-name="ce52" table:number-columns-repeated="2"/>
          <table:table-cell table:style-name="ce60" table:formula="of:=SUM([.C31:.E31])" office:value-type="float" office:value="1593.75" calcext:value-type="float">
            <text:p>$1,594</text:p>
          </table:table-cell>
          <table:table-cell table:style-name="ce5"/>
          <table:covered-table-cell table:number-columns-repeated="7"/>
          <table:table-cell table:number-columns-repeated="1011"/>
        </table:table-row>
        <table:table-row table:style-name="ro1">
          <table:table-cell table:style-name="ce5" table:number-columns-repeated="13"/>
          <table:table-cell table:number-columns-repeated="1011"/>
        </table:table-row>
        <table:table-row table:style-name="ro1">
          <table:table-cell table:style-name="ce4" office:value-type="string" calcext:value-type="string" table:number-columns-spanned="5" table:number-rows-spanned="1">
            <text:p>Recovery Costs</text:p>
          </table:table-cell>
          <table:covered-table-cell table:number-columns-repeated="4"/>
          <table:table-cell table:number-columns-repeated="1019"/>
        </table:table-row>
        <table:table-row table:style-name="ro1">
          <table:table-cell table:number-columns-repeated="3"/>
          <table:table-cell table:style-name="ce26"/>
          <table:table-cell table:number-columns-repeated="2"/>
          <table:table-cell table:style-name="ce1" office:value-type="string" calcext:value-type="string" table:number-columns-spanned="7" table:number-rows-spanned="11">
            <text:p/>
            <text:p><text:span text:style-name="T2">The true cost of recovery can be difficult to calculate.</text:span> Recovery costs may include reconfiguring or customizing an existing platform, or time spent rebuilding lost data or content. Include anything related to recovering from the incident, including engaging third parties, that was not already included in your operational budget. Money spent on licensing and migrating to a new platform should be included if it was not already including in the operational budget. </text:p>
          </table:table-cell>
          <table:covered-table-cell table:number-columns-repeated="6"/>
          <table:table-cell table:number-columns-repeated="1011"/>
        </table:table-row>
        <table:table-row table:style-name="ro1">
          <table:table-cell table:style-name="ce11" office:value-type="string" calcext:value-type="string" table:number-columns-spanned="2" table:number-rows-spanned="1">
            <text:p>Number of Employees</text:p>
          </table:table-cell>
          <table:covered-table-cell/>
          <table:table-cell table:style-name="ce21" office:value-type="float" office:value="3" calcext:value-type="float">
            <text:p>3</text:p>
          </table:table-cell>
          <table:table-cell table:style-name="ce27" table:number-columns-spanned="1" table:number-rows-spanned="3"/>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Average Salary per Year</text:p>
          </table:table-cell>
          <table:covered-table-cell/>
          <table:table-cell table:style-name="ce22" office:value-type="float" office:value="60000" calcext:value-type="float">
            <text:p>$60,000</text:p>
          </table:table-cell>
          <table:covered-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Hours Spent on Recovery</text:p>
          </table:table-cell>
          <table:covered-table-cell/>
          <table:table-cell table:style-name="ce21" office:value-type="float" office:value="100" calcext:value-type="float">
            <text:p>100</text:p>
          </table:table-cell>
          <table:covered-table-cell/>
          <table:table-cell table:number-columns-repeated="2"/>
          <table:covered-table-cell table:number-columns-repeated="7"/>
          <table:table-cell table:number-columns-repeated="1011"/>
        </table:table-row>
        <table:table-row table:style-name="ro2">
          <table:table-cell table:style-name="ce12" table:number-columns-spanned="2" table:number-rows-spanned="1"/>
          <table:covered-table-cell/>
          <table:table-cell table:number-columns-repeated="4"/>
          <table:covered-table-cell table:number-columns-repeated="7"/>
          <table:table-cell table:number-columns-repeated="1011"/>
        </table:table-row>
        <table:table-row table:style-name="ro1">
          <table:table-cell table:style-name="ce11" office:value-type="string" calcext:value-type="string" table:number-columns-spanned="2" table:number-rows-spanned="1">
            <text:p>Cost of Labor/Hour &gt; Total Cost of Labor</text:p>
          </table:table-cell>
          <table:covered-table-cell/>
          <table:table-cell table:style-name="ce53" table:formula="of:=([.C36]*[.C37])/1600" office:value-type="float" office:value="112.5" calcext:value-type="float">
            <text:p>$113</text:p>
          </table:table-cell>
          <table:table-cell table:style-name="ce23" table:formula="of:=[.C40]*[.C38]" office:value-type="float" office:value="11250" calcext:value-type="float">
            <text:p>$11,250</text:p>
          </table: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Cost of Platform Changes</text:p>
          </table:table-cell>
          <table:covered-table-cell/>
          <table:table-cell table:style-name="ce24" table:number-columns-spanned="1" table:number-rows-spanned="3"/>
          <table:table-cell table:style-name="ce57" office:value-type="float" office:value="5000" calcext:value-type="float">
            <text:p>$5,000</text:p>
          </table: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Cost of Training/Communication</text:p>
          </table:table-cell>
          <table:covered-table-cell table:number-columns-repeated="2"/>
          <table:table-cell table:style-name="ce57" office:value-type="float" office:value="2500" calcext:value-type="float">
            <text:p>$2,500</text:p>
          </table:table-cell>
          <table:table-cell table:number-columns-repeated="2"/>
          <table:covered-table-cell table:number-columns-repeated="7"/>
          <table:table-cell table:number-columns-repeated="1011"/>
        </table:table-row>
        <table:table-row table:style-name="ro1">
          <table:table-cell table:style-name="ce11" office:value-type="string" calcext:value-type="string" table:number-columns-spanned="2" table:number-rows-spanned="1">
            <text:p>Additional Costs</text:p>
          </table:table-cell>
          <table:covered-table-cell table:number-columns-repeated="2"/>
          <table:table-cell table:style-name="ce57" office:value-type="float" office:value="1250" calcext:value-type="float">
            <text:p>$1,250</text:p>
          </table:table-cell>
          <table:table-cell table:number-columns-repeated="2"/>
          <table:covered-table-cell table:number-columns-repeated="7"/>
          <table:table-cell table:number-columns-repeated="1011"/>
        </table:table-row>
        <table:table-row table:style-name="ro2">
          <table:table-cell table:number-columns-repeated="6"/>
          <table:covered-table-cell table:number-columns-repeated="7"/>
          <table:table-cell table:number-columns-repeated="1011"/>
        </table:table-row>
        <table:table-row table:style-name="ro1">
          <table:table-cell table:style-name="ce13" office:value-type="string" calcext:value-type="string" table:number-columns-spanned="2" table:number-rows-spanned="1">
            <text:p>Total Spent on Recovery</text:p>
          </table:table-cell>
          <table:covered-table-cell/>
          <table:table-cell table:style-name="ce25"/>
          <table:table-cell table:style-name="ce58" table:formula="of:=SUM([.D36:.D42])" office:value-type="float" office:value="18750" calcext:value-type="float">
            <text:p>$18,750</text:p>
          </table:table-cell>
          <table:table-cell table:number-columns-repeated="2"/>
          <table:covered-table-cell table:number-columns-repeated="7"/>
          <table:table-cell table:number-columns-repeated="1011"/>
        </table:table-row>
        <table:table-row table:style-name="ro1" table:number-rows-repeated="958">
          <table:table-cell table:style-name="ce42"/>
          <table:table-cell table:number-columns-repeated="1023"/>
        </table:table-row>
        <table:table-row table:style-name="ro2" table:number-rows-repeated="1047572">
          <table:table-cell table:number-columns-repeated="1024"/>
        </table:table-row>
        <table:table-row table:style-name="ro2">
          <table:table-cell table:number-columns-repeated="1024"/>
        </table:table-row>
      </table:table>
      <table:table table:name="Application Risk Extimates" table:style-name="ta4">
        <table:table-column table:style-name="co2" table:number-columns-repeated="5" table:default-cell-style-name="Default"/>
        <table:table-column table:style-name="co1" table:number-columns-repeated="1019" table:default-cell-style-name="Default"/>
        <table:table-row table:style-name="ro1">
          <table:table-cell table:style-name="ce2" office:value-type="string" calcext:value-type="string" table:number-columns-spanned="13" table:number-rows-spanned="1">
            <text:p>Application Support and Redevelopment Estimates</text:p>
          </table:table-cell>
          <table:covered-table-cell table:number-columns-repeated="12"/>
          <table:table-cell table:number-columns-repeated="1011"/>
        </table:table-row>
        <table:table-row table:style-name="ro2">
          <table:table-cell table:number-columns-repeated="1024"/>
        </table:table-row>
        <table:table-row table:style-name="ro1">
          <table:table-cell table:style-name="ce4" office:value-type="string" calcext:value-type="string" table:number-columns-spanned="5" table:number-rows-spanned="1">
            <text:p>Vulnerability Remediation Costs</text:p>
          </table:table-cell>
          <table:covered-table-cell table:number-columns-repeated="4"/>
          <table:table-cell/>
          <table:table-cell table:style-name="ce1" office:value-type="string" calcext:value-type="string" table:number-columns-spanned="7" table:number-rows-spanned="13">
            <text:p/>
            <text:p>Many software products developed by companies rely on open source components. If your paid product leverages open source components, you are assuming the security risks associated with those components.</text:p>
            <text:p/>
            <text:p>Some consider open source software "more secure" than vendor-produced software because anyone can identify and fix security issues, but that's makes an assumption that the platform's audience has time/talent/inclination to identify and resolve security issues. This assumption is based in the positive ethos of open source and collaboration; it's more likely that people looking to exploit vulnerabilities have more time to identify security issues - and they significantly less incentive to fix them.</text:p>
            <text:p/>
            <text:p>Vulnerabilities may not always be flaws in the system; users and attackers can find creative ways to misuse components that are working-as-intended. When assessing vulnerabilities, be more concerned about potential outcomes than whether or not a feature is being used "incorrectly."</text:p>
            <text:p/>
            <text:p>Organizations who build their software using open source components should perform security reviews of the platforms they develop and deliver, and to build security best practices into their development process.</text:p>
            <text:p/>
          </table:table-cell>
          <table:covered-table-cell table:number-columns-repeated="6"/>
          <table:table-cell table:number-columns-repeated="1011"/>
        </table:table-row>
        <table:table-row table:style-name="ro1">
          <table:table-cell table:style-name="ce5"/>
          <table:table-cell table:style-name="ce3"/>
          <table:table-cell table:style-name="ce3" office:value-type="string" calcext:value-type="string">
            <text:p>Vuln Confirmation</text:p>
          </table:table-cell>
          <table:table-cell table:style-name="ce3" office:value-type="string" calcext:value-type="string">
            <text:p>Dev</text:p>
          </table:table-cell>
          <table:table-cell table:style-name="ce3" office:value-type="string" calcext:value-type="string">
            <text:p>QA</text:p>
          </table:table-cell>
          <table:table-cell/>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11" draw:text-style-name="P2" svg:width="415.79pt" svg:height="58.48pt" svg:x="115.2pt" svg:y="86.26pt" draw:caption-point-x="92.41pt" draw:caption-point-y="-22.99pt">
              <dc:date>2020-04-22T00:00:00</dc:date>
              <text:p text:style-name="P1">This can be the total number of employees in an organization or on a specific team. Add as many columns as you see fit. </text:p>
              <text:p text:style-name="P1"/>
              <text:p text:style-name="P1">Keep it as simple as reasonably possible.</text:p>
            </office:annotation>
            <text:p>Number of Employees</text:p>
          </table:table-cell>
          <table:covered-table-cell/>
          <table:table-cell table:style-name="ce15" office:value-type="float" office:value="2" calcext:value-type="float">
            <text:p>2</text:p>
          </table:table-cell>
          <table:table-cell table:number-columns-repeated="2" table:style-name="ce15" office:value-type="float" office:value="1" calcext:value-type="float">
            <text:p>1</text:p>
          </table:table-cell>
          <table:table-cell/>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12" draw:text-style-name="P2" svg:width="415.79pt" svg:height="27.01pt" svg:x="115.2pt" svg:y="101.99pt" draw:caption-point-x="92.41pt" draw:caption-point-y="-22.96pt">
              <dc:date>2020-04-22T00:00:00</dc:date>
              <text:p text:style-name="P1">Work with your HR or CFO to get these numbers</text:p>
            </office:annotation>
            <text:p>Average Salary per Year</text:p>
          </table:table-cell>
          <table:covered-table-cell/>
          <table:table-cell table:number-columns-repeated="3" table:style-name="ce16" office:value-type="float" office:value="150000" calcext:value-type="float">
            <text:p>$150,000</text:p>
          </table:table-cell>
          <table:table-cell/>
          <table:covered-table-cell table:number-columns-repeated="7"/>
          <table:table-cell table:number-columns-repeated="1011"/>
        </table:table-row>
        <table:table-row table:style-name="ro1">
          <table:table-cell table:style-name="ce7" office:value-type="string" calcext:value-type="string" table:number-columns-spanned="2" table:number-rows-spanned="1">
            <office:annotation draw:style-name="gr3" draw:text-style-name="P2" svg:width="415.79pt" svg:height="90pt" svg:x="115.2pt" svg:y="117.75pt" draw:caption-point-x="92.41pt" draw:caption-point-y="-22.99pt">
              <dc:date>2020-04-22T00:00:00</dc:date>
              <text:p text:style-name="P1">How much time you estimate workers at each level to have been prevented or diverted from doing their usual work</text:p>
              <text:p text:style-name="P1"/>
              <text:p text:style-name="P1">This does not take into account impact to projects delayed by diverting resources for a security event</text:p>
              <text:p text:style-name="P1"/>
              <text:p text:style-name="P1"/>
            </office:annotation>
            <text:p>Time spent on incident (hours)</text:p>
          </table:table-cell>
          <table:covered-table-cell/>
          <table:table-cell table:style-name="ce15" office:value-type="float" office:value="5" calcext:value-type="float">
            <text:p>5</text:p>
          </table:table-cell>
          <table:table-cell table:style-name="ce15" office:value-type="float" office:value="20" calcext:value-type="float">
            <text:p>20</text:p>
          </table:table-cell>
          <table:table-cell table:style-name="ce15" office:value-type="float" office:value="5" calcext:value-type="float">
            <text:p>5</text:p>
          </table:table-cell>
          <table:table-cell/>
          <table:covered-table-cell table:number-columns-repeated="7"/>
          <table:table-cell table:number-columns-repeated="1011"/>
        </table:table-row>
        <table:table-row table:style-name="ro1">
          <table:table-cell table:style-name="ce6" table:number-columns-spanned="2" table:number-rows-spanned="1"/>
          <table:covered-table-cell/>
          <table:table-cell table:style-name="ce17" table:number-columns-repeated="3"/>
          <table:table-cell/>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9" draw:text-style-name="P2" svg:width="415.79pt" svg:height="121.49pt" svg:x="115.2pt" svg:y="149.24pt" draw:caption-point-x="92.41pt" draw:caption-point-y="-22.96pt">
              <dc:date>2020-04-22T00:00:00</dc:date>
              <text:p text:style-name="P1">Assumptions: </text:p>
              <text:p text:style-name="P1"><text:s/>40 hour work week * 4 work weeks/month * 10 work months/year</text:p>
              <text:p text:style-name="P1"><text:s/>= 1600 work hours/year</text:p>
              <text:p text:style-name="P1"/>
              <text:p text:style-name="P1">Formula:</text:p>
              <text:p text:style-name="P1">(# Employees) * (Salary/Employee Year) / 1600 hours</text:p>
              <text:p text:style-name="P1"><text:s/></text:p>
            </office:annotation>
            <text:p>Cost of Labor per Hour</text:p>
          </table:table-cell>
          <table:covered-table-cell/>
          <table:table-cell table:style-name="ce18" table:formula="of:=[.C5]*[.C6]/1600" office:value-type="float" office:value="187.5" calcext:value-type="float">
            <text:p>$188</text:p>
          </table:table-cell>
          <table:table-cell table:style-name="ce18" table:formula="of:=[.D5]*[.D6]/1600" office:value-type="float" office:value="93.75" calcext:value-type="float">
            <text:p>$94</text:p>
          </table:table-cell>
          <table:table-cell table:style-name="ce18" table:formula="of:=[.E5]*[.E6]/1600" office:value-type="float" office:value="93.75" calcext:value-type="float">
            <text:p>$94</text:p>
          </table:table-cell>
          <table:table-cell/>
          <table:covered-table-cell table:number-columns-repeated="7"/>
          <table:table-cell table:number-columns-repeated="1011"/>
        </table:table-row>
        <table:table-row table:style-name="ro1">
          <table:table-cell table:style-name="ce6" office:value-type="string" calcext:value-type="string" table:number-columns-spanned="2" table:number-rows-spanned="1">
            <office:annotation draw:style-name="gr5" draw:text-style-name="P2" svg:width="415.79pt" svg:height="42.75pt" svg:x="115.2pt" svg:y="165pt" draw:caption-point-x="92.41pt" draw:caption-point-y="-22.99pt">
              <dc:date>2020-04-22T00:00:00</dc:date>
              <text:p text:style-name="P1">Formula: <text:s/>(Cost of Labor per Minute) * (Minutes per Day saved)</text:p>
              <text:p text:style-name="P1"/>
            </office:annotation>
            <text:p>Cost of Labor for Incident</text:p>
          </table:table-cell>
          <table:covered-table-cell/>
          <table:table-cell table:style-name="ce19" table:formula="of:=[.C9]*[.C7]" office:value-type="float" office:value="937.5" calcext:value-type="float">
            <text:p>$938</text:p>
          </table:table-cell>
          <table:table-cell table:style-name="ce19" table:formula="of:=[.D9]*[.D7]" office:value-type="float" office:value="1875" calcext:value-type="float">
            <text:p>$1,875</text:p>
          </table:table-cell>
          <table:table-cell table:style-name="ce19" table:formula="of:=[.E9]*[.E7]" office:value-type="float" office:value="468.75" calcext:value-type="float">
            <text:p>$469</text:p>
          </table:table-cell>
          <table:table-cell/>
          <table:covered-table-cell table:number-columns-repeated="7"/>
          <table:table-cell table:number-columns-repeated="1011"/>
        </table:table-row>
        <table:table-row table:style-name="ro1">
          <table:table-cell table:style-name="ce8" office:value-type="string" calcext:value-type="string" table:number-columns-spanned="2" table:number-rows-spanned="1">
            <office:annotation draw:style-name="gr6" draw:text-style-name="P2" svg:width="415.79pt" svg:height="58.51pt" svg:x="115.2pt" svg:y="180.74pt" draw:caption-point-x="92.41pt" draw:caption-point-y="-22.96pt">
              <dc:date>2020-04-22T00:00:00</dc:date>
              <text:p text:style-name="P1">Total cost of labor to address Incident = cost of help desk + network engineer + security analyst labor</text:p>
              <text:p text:style-name="P1"/>
              <text:p text:style-name="P1"/>
            </office:annotation>
            <text:p>Total Cost of Labor Spent on Incident</text:p>
          </table:table-cell>
          <table:covered-table-cell/>
          <table:table-cell table:style-name="ce52" table:number-columns-repeated="2"/>
          <table:table-cell table:style-name="ce33" table:formula="of:=SUM([.C10:.E10])" office:value-type="float" office:value="3281.25" calcext:value-type="float">
            <text:p>$3,281</text:p>
          </table:table-cell>
          <table:table-cell/>
          <table:covered-table-cell table:number-columns-repeated="7"/>
          <table:table-cell table:number-columns-repeated="1011"/>
        </table:table-row>
        <table:table-row table:style-name="ro2">
          <table:table-cell table:number-columns-repeated="6"/>
          <table:covered-table-cell table:number-columns-repeated="7"/>
          <table:table-cell table:number-columns-repeated="1011"/>
        </table:table-row>
        <table:table-row table:style-name="ro2">
          <table:table-cell table:number-columns-repeated="6"/>
          <table:covered-table-cell table:number-columns-repeated="7"/>
          <table:table-cell table:number-columns-repeated="1011"/>
        </table:table-row>
        <table:table-row table:style-name="ro2">
          <table:table-cell table:number-columns-repeated="6"/>
          <table:covered-table-cell table:number-columns-repeated="7"/>
          <table:table-cell table:number-columns-repeated="1011"/>
        </table:table-row>
        <table:table-row table:style-name="ro2">
          <table:table-cell table:number-columns-repeated="6"/>
          <table:covered-table-cell table:number-columns-repeated="7"/>
          <table:table-cell table:number-columns-repeated="1011"/>
        </table:table-row>
        <table:table-row table:style-name="ro2" table:number-rows-repeated="1048560">
          <table:table-cell table:number-columns-repeated="1024"/>
        </table:table-row>
        <table:table-row table:style-name="ro2">
          <table:table-cell table:number-columns-repeated="1024"/>
        </table:table-row>
      </table:table>
      <table:table table:name="Ransomware &amp; BEC Estimates" table:style-name="ta5">
        <table:table-column table:style-name="co2" table:number-columns-repeated="5" table:default-cell-style-name="Default"/>
        <table:table-column table:style-name="co1" table:number-columns-repeated="1019" table:default-cell-style-name="Default"/>
        <table:table-row table:style-name="ro1">
          <table:table-cell table:style-name="ce2" office:value-type="string" calcext:value-type="string" table:number-columns-spanned="5" table:number-rows-spanned="1">
            <text:p>Ransomware &amp; Business Email Compromise Loss Estimates</text:p>
          </table:table-cell>
          <table:covered-table-cell table:number-columns-repeated="4"/>
          <table:table-cell table:style-name="ce71"/>
          <table:table-cell table:number-columns-repeated="1018"/>
        </table:table-row>
        <table:table-row table:style-name="ro1">
          <table:table-cell table:style-name="ce63" table:number-columns-repeated="6"/>
          <table:table-cell table:number-columns-repeated="1018"/>
        </table:table-row>
        <table:table-row table:style-name="ro1">
          <table:table-cell table:style-name="ce64" office:value-type="string" calcext:value-type="string" table:number-columns-spanned="5" table:number-rows-spanned="1">
            <text:p>Ransomware Demands, Recovery Costs for Small to Medium Organizations (source: SecureWorld)</text:p>
          </table:table-cell>
          <table:covered-table-cell table:number-columns-repeated="4"/>
          <table:table-cell table:style-name="ce63"/>
          <table:table-cell table:number-columns-repeated="1018"/>
        </table:table-row>
        <table:table-row table:style-name="ro1">
          <table:table-cell table:style-name="ce5" table:number-columns-repeated="2"/>
          <table:table-cell table:style-name="ce65" office:value-type="string" calcext:value-type="string">
            <text:p>Est. Avg. Demand</text:p>
          </table:table-cell>
          <table:table-cell table:style-name="ce65" office:value-type="string" calcext:value-type="string">
            <text:p>Est. Avg Recovery</text:p>
          </table:table-cell>
          <table:table-cell table:style-name="ce5"/>
          <table:table-cell table:style-name="ce70"/>
          <table:table-cell table:number-columns-repeated="1018"/>
        </table:table-row>
        <table:table-row table:style-name="ro1">
          <table:table-cell table:style-name="ce5"/>
          <table:table-cell table:style-name="ce63" office:value-type="float" office:value="2018" calcext:value-type="float">
            <text:p>2018</text:p>
          </table:table-cell>
          <table:table-cell table:style-name="ce66" office:value-type="float" office:value="4300" calcext:value-type="float">
            <text:p>$4,300</text:p>
          </table:table-cell>
          <table:table-cell table:style-name="ce68"/>
          <table:table-cell table:style-name="ce70" table:number-columns-repeated="2"/>
          <table:table-cell table:number-columns-repeated="1018"/>
        </table:table-row>
        <table:table-row table:style-name="ro1">
          <table:table-cell table:style-name="ce5"/>
          <table:table-cell table:style-name="ce63" office:value-type="float" office:value="2019" calcext:value-type="float">
            <text:p>2019</text:p>
          </table:table-cell>
          <table:table-cell table:style-name="ce66" office:value-type="float" office:value="5900" calcext:value-type="float">
            <text:p>$5,900</text:p>
          </table:table-cell>
          <table:table-cell table:style-name="ce69" office:value-type="float" office:value="141000" calcext:value-type="float">
            <text:p>$141,000</text:p>
          </table:table-cell>
          <table:table-cell table:style-name="ce70" table:number-columns-repeated="2"/>
          <table:table-cell table:number-columns-repeated="1018"/>
        </table:table-row>
        <table:table-row table:style-name="ro1">
          <table:table-cell table:style-name="ce63" table:number-columns-repeated="5"/>
          <table:table-cell table:style-name="ce10"/>
          <table:table-cell table:number-columns-repeated="1018"/>
        </table:table-row>
        <table:table-row table:style-name="ro1">
          <table:table-cell table:style-name="ce64" office:value-type="string" calcext:value-type="string" table:number-columns-spanned="5" table:number-rows-spanned="1">
            <text:p>Business Email Compromise Estimates per FBI's IC3 2019 Report</text:p>
          </table:table-cell>
          <table:covered-table-cell table:number-columns-repeated="4"/>
          <table:table-cell table:style-name="ce10"/>
          <table:table-cell table:number-columns-repeated="1018"/>
        </table:table-row>
        <table:table-row table:style-name="ro1">
          <table:table-cell table:style-name="ce63"/>
          <table:table-cell/>
          <table:table-cell table:style-name="ce67" office:value-type="string" calcext:value-type="string">
            <text:p>Avg Loss to BEC</text:p>
          </table:table-cell>
          <table:table-cell table:style-name="ce63" table:number-columns-repeated="2"/>
          <table:table-cell table:style-name="ce10"/>
          <table:table-cell table:number-columns-repeated="1018"/>
        </table:table-row>
        <table:table-row table:style-name="ro1">
          <table:table-cell table:style-name="ce63"/>
          <table:table-cell table:style-name="ce63" office:value-type="float" office:value="2018" calcext:value-type="float">
            <text:p>2018</text:p>
          </table:table-cell>
          <table:table-cell table:style-name="ce66" office:value-type="float" office:value="74723" calcext:value-type="float">
            <text:p>$74,723</text:p>
          </table:table-cell>
          <table:table-cell table:style-name="ce63" table:number-columns-repeated="2"/>
          <table:table-cell table:style-name="ce10"/>
          <table:table-cell table:number-columns-repeated="1018"/>
        </table:table-row>
        <table:table-row table:style-name="ro1">
          <table:table-cell table:style-name="ce10" table:number-columns-repeated="6"/>
          <table:table-cell table:number-columns-repeated="1018"/>
        </table:table-row>
        <table:table-row table:style-name="ro1">
          <table:table-cell table:style-name="ce1" office:value-type="string" calcext:value-type="string" table:number-columns-spanned="5" table:number-rows-spanned="13">
            <office:annotation draw:style-name="gr13" draw:text-style-name="P2" svg:width="415.79pt" svg:height="200.24pt" svg:x="115.2pt" svg:y="196.5pt" draw:caption-point-x="404.25pt" draw:caption-point-y="-22.99pt">
              <dc:date>2020-04-22T00:00:00</dc:date>
              <text:p text:style-name="P1">Sources</text:p>
              <text:p text:style-name="P1"/>
              <text:p text:style-name="P1">SecureWorld "Ransomware: Hackers are Raising their Prices"</text:p>
              <text:p text:style-name="P1">https://www.secureworldexpo.com/industry-news/ransomware-hackers-raising-prices</text:p>
              <text:p text:style-name="P1"/>
              <text:p text:style-name="P1">FBI IC3 2019 Report: https://www.ic3.gov/media/annualreport/2019_IC3Report.pdf</text:p>
              <text:p text:style-name="P1"/>
              <text:p text:style-name="P1">CPO Magazine "Ransomware Costs in 2019"</text:p>
              <text:p text:style-name="P1">https://www.cpomagazine.com/cyber-security/ransomware-costs-in-2019/</text:p>
              <text:p text:style-name="P1"/>
              <text:p text:style-name="P1">Wikipedia "2018 Atlanta Cyberattack"</text:p>
              <text:p text:style-name="P1">https://en.wikipedia.org/wiki/2018_Atlanta_cyberattack</text:p>
            </office:annotation>
            <text:p><text:span text:style-name="T2">Ransomware and Business Email Compromise (BEC) should be incorporated into any business continuity and security incident response plans.</text:span> The FBI's Internet Crime Complaint Center 2019 Report received 2,047 reports of ransomware totalling $8,965,847 in losses ($4380 on average, aligning with SecureWorld's 2018 estimate), noting that most ransomware incidents go unreported. They also received 23,775 complaints of Business Email or Email Account Compromise resulting in $1,776,549,688 in losses, or an average of $74,723 per incident.</text:p>
            <text:p/>
            <text:p>Real world example: In 2018, the city of Atlanta was hit with a SamSam ransomware variant. Attackers demanded $50,000; it's unclear whether or not Atlanta paid the ransom, which is never recommended. It's estimated that it cost the city of Atlanta $2,267,328 in recovery costs, though it's believed that number is conservative and the true impact could be over $9M.</text:p>
            <text:p/>
            <text:p>To date, sixteen companies have publicly acknowledged closing their doors due to losses associated with, or difficulty recovering from, a breach or ransomwar</text:p>
          </table:table-cell>
          <table:covered-table-cell table:number-columns-repeated="4"/>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covered-table-cell table:number-columns-repeated="5"/>
          <table:table-cell table:number-columns-repeated="1019"/>
        </table:table-row>
        <table:table-row table:style-name="ro2" table:number-rows-repeated="1048551">
          <table:table-cell table:number-columns-repeated="1024"/>
        </table:table-row>
        <table:table-row table:style-name="ro2">
          <table:table-cell table:number-columns-repeated="1024"/>
        </table:table-row>
      </table:table>
      <table:table table:name="Helpful Resources" table:style-name="ta6">
        <table:table-column table:style-name="co3" table:default-cell-style-name="Default"/>
        <table:table-column table:style-name="co4" table:default-cell-style-name="Default"/>
        <table:table-column table:style-name="co5" table:default-cell-style-name="Default"/>
        <table:table-column table:style-name="co1" table:number-columns-repeated="1021" table:default-cell-style-name="Default"/>
        <table:table-row table:style-name="ro1">
          <table:table-cell table:style-name="ce72" office:value-type="string" calcext:value-type="string">
            <text:p>Resource</text:p>
          </table:table-cell>
          <table:table-cell table:style-name="ce75" office:value-type="string" calcext:value-type="string">
            <text:p>Location</text:p>
          </table:table-cell>
          <table:table-cell table:style-name="ce75" office:value-type="string" calcext:value-type="string">
            <text:p>Purpose</text:p>
          </table:table-cell>
          <table:table-cell table:style-name="ce42" table:number-columns-repeated="23"/>
          <table:table-cell table:number-columns-repeated="998"/>
        </table:table-row>
        <table:table-row table:style-name="ro1">
          <table:table-cell table:style-name="ce73" office:value-type="string" calcext:value-type="string">
            <text:p>No More Ransomware Project</text:p>
          </table:table-cell>
          <table:table-cell table:style-name="ce76" office:value-type="string" calcext:value-type="string">
            <text:p><text:a xlink:href="https://www.nomoreransom.org/en/index.html" xlink:type="simple">https://www.nomoreransom.org/en/index.html</text:a></text:p>
          </table:table-cell>
          <table:table-cell table:style-name="ce77" office:value-type="string" calcext:value-type="string">
            <text:p>Shared decryption keys that may unlock your ransomware without having to pay; good prevention tips.</text:p>
          </table:table-cell>
          <table:table-cell table:number-columns-repeated="1021"/>
        </table:table-row>
        <table:table-row table:style-name="ro1">
          <table:table-cell table:style-name="ce73" office:value-type="string" calcext:value-type="string">
            <text:p>FBI Field Offices</text:p>
          </table:table-cell>
          <table:table-cell table:style-name="ce76" office:value-type="string" calcext:value-type="string">
            <text:p><text:a xlink:href="https://www.fbi.gov/contact-us/field-offices" xlink:type="simple">https://www.fbi.gov/contact-us/field-offices</text:a></text:p>
          </table:table-cell>
          <table:table-cell table:style-name="ce77" office:value-type="string" calcext:value-type="string">
            <text:p>Report any attempted ransomware or extortion to your nearest FBI field office.</text:p>
          </table:table-cell>
          <table:table-cell table:number-columns-repeated="1021"/>
        </table:table-row>
        <table:table-row table:style-name="ro1">
          <table:table-cell table:style-name="ce73" office:value-type="string" calcext:value-type="string">
            <text:p>FBI Internet Crime Complaint Center</text:p>
          </table:table-cell>
          <table:table-cell table:style-name="ce76" office:value-type="string" calcext:value-type="string">
            <text:p><text:a xlink:href="https://www.ic3.gov/default.aspx" xlink:type="simple">https://www.ic3.gov/default.aspx</text:a></text:p>
          </table:table-cell>
          <table:table-cell table:style-name="ce77" office:value-type="string" calcext:value-type="string">
            <text:p>An additional resource for reporting electronic crimes to the FBI</text:p>
            <text:p/>
          </table:table-cell>
          <table:table-cell table:number-columns-repeated="1021"/>
        </table:table-row>
        <table:table-row table:style-name="ro1">
          <table:table-cell table:style-name="ce73" office:value-type="string" calcext:value-type="string">
            <text:p>Businesses Closed by Breaches</text:p>
          </table:table-cell>
          <table:table-cell table:style-name="ce76" office:value-type="string" calcext:value-type="string">
            <text:p><text:a xlink:href="https://docs.google.com/spreadsheets/d/15CTPcgZQenWKDLDTQ2ibveUM4i7Of_n20TzdTi23xcg/edit#gid=0" xlink:type="simple">https://docs.google.com/spreadsheets/d/15CTPcgZQenWKDLDTQ2ibveUM4i7Of_n20TzdTi23xcg/edit#gid=0</text:a></text:p>
          </table:table-cell>
          <table:table-cell table:style-name="ce77" office:value-type="string" calcext:value-type="string">
            <text:p>Adrian Sanabria's spreadsheet of business reported to have closed as a consequence of a breach.</text:p>
          </table:table-cell>
          <table:table-cell table:number-columns-repeated="1021"/>
        </table:table-row>
        <table:table-row table:style-name="ro1">
          <table:table-cell table:style-name="ce73"/>
          <table:table-cell table:style-name="ce77" table:number-columns-repeated="2"/>
          <table:table-cell table:number-columns-repeated="1021"/>
        </table:table-row>
        <table:table-row table:style-name="ro1">
          <table:table-cell table:style-name="ce74" office:value-type="string" calcext:value-type="string" table:number-columns-spanned="3" table:number-rows-spanned="1">
            <text:p>Other Cost Calculators</text:p>
          </table:table-cell>
          <table:covered-table-cell table:number-columns-repeated="2"/>
          <table:table-cell table:number-columns-repeated="1021"/>
        </table:table-row>
        <table:table-row table:style-name="ro1">
          <table:table-cell table:style-name="ce73" office:value-type="string" calcext:value-type="string">
            <text:p>Sample Data Breach Cost Calculator</text:p>
          </table:table-cell>
          <table:table-cell table:style-name="ce78" office:value-type="string" calcext:value-type="string">
            <text:p><text:a xlink:href="https://eriskhub.com/mini-calc-usli" xlink:type="simple">https://eriskhub.com/mini-calc-usli</text:a></text:p>
          </table:table-cell>
          <table:table-cell table:style-name="ce77" office:value-type="string" calcext:value-type="string">
            <text:p>Uses 7 questions to estimate incident costs, including potential regulatory fines and penalties.</text:p>
          </table:table-cell>
          <table:table-cell table:number-columns-repeated="1021"/>
        </table:table-row>
        <table:table-row table:style-name="ro1">
          <table:table-cell table:style-name="ce73" office:value-type="string" calcext:value-type="string">
            <text:p>Incident Cost Calculator</text:p>
          </table:table-cell>
          <table:table-cell table:style-name="ce76" office:value-type="string" calcext:value-type="string">
            <text:p><text:a xlink:href="https://docs.google.com/spreadsheets/d/1n_Bs8-mOAN6VwYT8JdxdpTdcUsCM14m4XVnXkSwKMwI/edit#gid=1511092207" xlink:type="simple">https://docs.google.com/spreadsheets/d/1n_Bs8-mOAN6VwYT8JdxdpTdcUsCM14m4XVnXkSwKMwI/edit#gid=1511092207</text:a></text:p>
          </table:table-cell>
          <table:table-cell table:style-name="ce77" office:value-type="string" calcext:value-type="string">
            <text:p>Adrian Sanabria's Incident Cost Calculator highlights the impact of a single incident.</text:p>
          </table:table-cell>
          <table:table-cell table:number-columns-repeated="1021"/>
        </table:table-row>
        <table:table-row table:style-name="ro1">
          <table:table-cell/>
          <table:table-cell table:style-name="ce77" table:number-columns-repeated="2"/>
          <table:table-cell table:number-columns-repeated="1021"/>
        </table:table-row>
        <table:table-row table:style-name="ro1">
          <table:table-cell table:style-name="ce74" office:value-type="string" calcext:value-type="string" table:number-columns-spanned="3" table:number-rows-spanned="1">
            <text:p>TOOLS &amp; Such</text:p>
          </table:table-cell>
          <table:covered-table-cell table:number-columns-repeated="2"/>
          <table:table-cell table:number-columns-repeated="1021"/>
        </table:table-row>
        <table:table-row table:style-name="ro1">
          <table:table-cell table:style-name="ce73" office:value-type="string" calcext:value-type="string">
            <text:p>Security Onion</text:p>
          </table:table-cell>
          <table:table-cell table:style-name="ce76" office:value-type="string" calcext:value-type="string">
            <text:p><text:a xlink:href="https://securityonion.net/" xlink:type="simple">https://securityonion.net/</text:a></text:p>
          </table:table-cell>
          <table:table-cell table:style-name="ce81" office:value-type="string" calcext:value-type="string" table:number-columns-spanned="1" table:number-rows-spanned="2">
            <text:p>Free/open source Linux distribution for intrusion detection, enterprise security monitoring, and log management.Includes Elasticsearch, Logstash, Kibana, Snort, Suricata, Bro, Wazuh, Sguil, Squert, CyberChef, NetworkMiner, and many other security tools. </text:p>
          </table:table-cell>
          <table:table-cell table:number-columns-repeated="1021"/>
        </table:table-row>
        <table:table-row table:style-name="ro1">
          <table:table-cell table:style-name="ce73" office:value-type="string" calcext:value-type="string">
            <text:p>Security Onion Github</text:p>
          </table:table-cell>
          <table:table-cell table:style-name="ce76" office:value-type="string" calcext:value-type="string">
            <text:p><text:a xlink:href="https://github.com/Security-Onion-Solutions/security-onion" xlink:type="simple">https://github.com/Security-Onion-Solutions/security-onion</text:a></text:p>
          </table:table-cell>
          <table:covered-table-cell/>
          <table:table-cell table:number-columns-repeated="1021"/>
        </table:table-row>
        <table:table-row table:style-name="ro1">
          <table:table-cell table:style-name="ce73" office:value-type="string" calcext:value-type="string">
            <text:p>Security Onion 2019 Conference Videos</text:p>
          </table:table-cell>
          <table:table-cell table:style-name="ce76" office:value-type="string" calcext:value-type="string">
            <text:p><text:a xlink:href="https://www.youtube.com/playlist?list=PLljFlTO9rB16UHGHbo4dTR5qzvJObEBoa" xlink:type="simple">https://www.youtube.com/playlist?list=PLljFlTO9rB16UHGHbo4dTR5qzvJObEBoa</text:a></text:p>
          </table:table-cell>
          <table:table-cell table:style-name="ce77" office:value-type="string" calcext:value-type="string">
            <text:p>Especially video #2, "Augmenting the Onion" - lots of other open source tool suggestions that help build your defense &amp; detection.</text:p>
          </table:table-cell>
          <table:table-cell table:number-columns-repeated="1021"/>
        </table:table-row>
        <table:table-row table:style-name="ro1">
          <table:table-cell table:style-name="ce73" office:value-type="string" calcext:value-type="string">
            <text:p>Free Security Software from FireEye/Mandiant</text:p>
          </table:table-cell>
          <table:table-cell table:style-name="ce79" office:value-type="string" calcext:value-type="string">
            <text:p><text:a xlink:href="https://www.fireeye.com/services/freeware.html" xlink:type="simple">https://www.fireeye.com/services/freeware.html</text:a></text:p>
          </table:table-cell>
          <table:table-cell table:style-name="ce77" office:value-type="string" calcext:value-type="string">
            <text:p>Especially Redline for triage &amp; analysis</text:p>
          </table:table-cell>
          <table:table-cell table:number-columns-repeated="1021"/>
        </table:table-row>
        <table:table-row table:style-name="ro1">
          <table:table-cell table:style-name="ce73" office:value-type="string" calcext:value-type="string">
            <text:p>KnowBe4</text:p>
          </table:table-cell>
          <table:table-cell table:style-name="ce76" office:value-type="string" calcext:value-type="string">
            <text:p><text:a xlink:href="https://www.knowbe4.com/free-it-security-tools" xlink:type="simple">https://www.knowbe4.com/free-it-security-tools</text:a></text:p>
          </table:table-cell>
          <table:table-cell table:style-name="ce77" office:value-type="string" calcext:value-type="string">
            <text:p>User &amp; network testing tools</text:p>
          </table:table-cell>
          <table:table-cell table:number-columns-repeated="1021"/>
        </table:table-row>
        <table:table-row table:style-name="ro1">
          <table:table-cell table:style-name="ce73" office:value-type="string" calcext:value-type="string">
            <text:p>OSSIM - Open Source SIEM from AlienVault</text:p>
          </table:table-cell>
          <table:table-cell table:style-name="ce80" office:value-type="string" calcext:value-type="string">
            <text:p><text:a xlink:href="https://cybersecurity.att.com/products/ossim" xlink:type="simple">https://cybersecurity.att.com/products/ossim</text:a></text:p>
          </table:table-cell>
          <table:table-cell table:style-name="ce77" office:value-type="string" calcext:value-type="string">
            <text:p>Security Information Event Management software, includes event collection, normalization, and correlation based on given malware data.</text:p>
          </table:table-cell>
          <table:table-cell table:number-columns-repeated="1021"/>
        </table:table-row>
        <table:table-row table:style-name="ro1">
          <table:table-cell table:style-name="ce73" office:value-type="string" calcext:value-type="string">
            <text:p>OSQuery </text:p>
          </table:table-cell>
          <table:table-cell table:style-name="ce80" office:value-type="string" calcext:value-type="string">
            <text:p><text:a xlink:href="https://osquery.io/" xlink:type="simple">https://osquery.io/</text:a></text:p>
          </table:table-cell>
          <table:table-cell table:style-name="ce77" office:value-type="string" calcext:value-type="string">
            <text:p>Low-level operating system analytics and monitoring tool.</text:p>
          </table:table-cell>
          <table:table-cell table:number-columns-repeated="1021"/>
        </table:table-row>
        <table:table-row table:style-name="ro1">
          <table:table-cell table:style-name="ce73" office:value-type="string" calcext:value-type="string">
            <text:p>OSSEC</text:p>
          </table:table-cell>
          <table:table-cell table:style-name="ce76" office:value-type="string" calcext:value-type="string">
            <text:p><text:a xlink:href="https://github.com/ossec/ossec-hids" xlink:type="simple">https://github.com/ossec/ossec-hids</text:a></text:p>
          </table:table-cell>
          <table:table-cell table:style-name="ce77" office:value-type="string" calcext:value-type="string">
            <text:p>Open Source host-based Intrusion Detection System; includes log analysis, file integrity checking, policy monitoring, rootkit detection, real-time alerting and active response</text:p>
          </table:table-cell>
          <table:table-cell table:number-columns-repeated="1021"/>
        </table:table-row>
        <table:table-row table:style-name="ro1" table:number-rows-repeated="983">
          <table:table-cell/>
          <table:table-cell table:style-name="ce77" table:number-columns-repeated="2"/>
          <table:table-cell table:number-columns-repeated="1021"/>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0" loext:min-decimal-places="0" number:min-integer-digits="1" number:grouping="true"/>
    </number:number-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Infrastructure_20_Risk_20_Estimates" style:display-name="PageStyle_Infrastructure Risk Estimates" style:page-layout-name="Mpm3">
      <style:header style:display="false"/>
      <style:header-left style:display="false"/>
      <style:footer style:display="false"/>
      <style:footer-left style:display="false"/>
    </style:master-page>
    <style:master-page style:name="PageStyle_5f_Service_20_Delivery_20_Risk_20_Estimates" style:display-name="PageStyle_Service Delivery Risk Estimates" style:page-layout-name="Mpm3">
      <style:header style:display="false"/>
      <style:header-left style:display="false"/>
      <style:footer style:display="false"/>
      <style:footer-left style:display="false"/>
    </style:master-page>
    <style:master-page style:name="PageStyle_5f_Application_20_Risk_20_Extimates" style:display-name="PageStyle_Application Risk Extimates" style:page-layout-name="Mpm3">
      <style:header style:display="false"/>
      <style:header-left style:display="false"/>
      <style:footer style:display="false"/>
      <style:footer-left style:display="false"/>
    </style:master-page>
    <style:master-page style:name="PageStyle_5f_Ransomware_20__26__20_BEC_20_Estimates" style:display-name="PageStyle_Ransomware &amp; BEC Estimates" style:page-layout-name="Mpm3">
      <style:header style:display="false"/>
      <style:header-left style:display="false"/>
      <style:footer style:display="false"/>
      <style:footer-left style:display="false"/>
    </style:master-page>
    <style:master-page style:name="PageStyle_5f_Helpful_20_Resources" style:display-name="PageStyle_Helpful Re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285" meta:object-count="0"/>
    <meta:generator>LibreOfficeDev/6.0.5.2$Linux_X86_64 LibreOffice_project/</meta:generator>
  </office:meta>
</office:document-meta>
</file>